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Sample 1</text:p>
          </table:table-cell>
          <table:table-cell office:value-type="string" calcext:value-type="string">
            <text:p>Sample 2</text:p>
          </table:table-cell>
          <table:table-cell office:value-type="string" calcext:value-type="string">
            <text:p>Sample 3</text:p>
          </table:table-cell>
          <table:table-cell office:value-type="string" calcext:value-type="string">
            <text:p>Sample 4</text:p>
          </table:table-cell>
          <table:table-cell office:value-type="string" calcext:value-type="string">
            <text:p>Sample 5</text:p>
          </table:table-cell>
          <table:table-cell office:value-type="string" calcext:value-type="string">
            <text:p>Sample 6</text:p>
          </table:table-cell>
          <table:table-cell office:value-type="string" calcext:value-type="string">
            <text:p>Sample 7</text:p>
          </table:table-cell>
          <table:table-cell office:value-type="string" calcext:value-type="string">
            <text:p>Sample 8</text:p>
          </table:table-cell>
          <table:table-cell office:value-type="string" calcext:value-type="string">
            <text:p>Sample 9</text:p>
          </table:table-cell>
          <table:table-cell office:value-type="string" calcext:value-type="string">
            <text:p>Sample 10</text:p>
          </table:table-cell>
          <table:table-cell office:value-type="string" calcext:value-type="string">
            <text:p>Sample 11</text:p>
          </table:table-cell>
          <table:table-cell office:value-type="string" calcext:value-type="string">
            <text:p>Sample 12</text:p>
          </table:table-cell>
          <table:table-cell office:value-type="string" calcext:value-type="string">
            <text:p>Sample 13</text:p>
          </table:table-cell>
          <table:table-cell office:value-type="string" calcext:value-type="string">
            <text:p>Sample 14</text:p>
          </table:table-cell>
          <table:table-cell office:value-type="string" calcext:value-type="string">
            <text:p>Sample 15</text:p>
          </table:table-cell>
          <table:table-cell office:value-type="string" calcext:value-type="string">
            <text:p>Sample 16</text:p>
          </table:table-cell>
          <table:table-cell office:value-type="string" calcext:value-type="string">
            <text:p>Sample 17</text:p>
          </table:table-cell>
          <table:table-cell office:value-type="string" calcext:value-type="string">
            <text:p>Sample 18</text:p>
          </table:table-cell>
          <table:table-cell office:value-type="string" calcext:value-type="string">
            <text:p>Sample 19</text:p>
          </table:table-cell>
          <table:table-cell office:value-type="string" calcext:value-type="string">
            <text:p>Sample 20</text:p>
          </table:table-cell>
          <table:table-cell office:value-type="string" calcext:value-type="string">
            <text:p>Sample 21</text:p>
          </table:table-cell>
          <table:table-cell office:value-type="string" calcext:value-type="string">
            <text:p>Sample 22</text:p>
          </table:table-cell>
          <table:table-cell office:value-type="string" calcext:value-type="string">
            <text:p>Sample 23</text:p>
          </table:table-cell>
          <table:table-cell office:value-type="string" calcext:value-type="string">
            <text:p>Sample 24</text:p>
          </table:table-cell>
          <table:table-cell office:value-type="string" calcext:value-type="string">
            <text:p>Sample 25</text:p>
          </table:table-cell>
          <table:table-cell office:value-type="string" calcext:value-type="string">
            <text:p>Sample 26</text:p>
          </table:table-cell>
          <table:table-cell office:value-type="string" calcext:value-type="string">
            <text:p>Sample 27</text:p>
          </table:table-cell>
          <table:table-cell office:value-type="string" calcext:value-type="string">
            <text:p>Sample 28</text:p>
          </table:table-cell>
          <table:table-cell office:value-type="string" calcext:value-type="string">
            <text:p>Sample 29</text:p>
          </table:table-cell>
          <table:table-cell office:value-type="string" calcext:value-type="string">
            <text:p>Sample 30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Connected to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Connected t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6.57" calcext:value-type="float">
            <text:p>-26.57</text:p>
          </table:table-cell>
          <table:table-cell office:value-type="float" office:value="-26.74" calcext:value-type="float">
            <text:p>-26.74</text:p>
          </table:table-cell>
          <table:table-cell office:value-type="float" office:value="-27.11" calcext:value-type="float">
            <text:p>-27.11</text:p>
          </table:table-cell>
          <table:table-cell office:value-type="float" office:value="-26.56" calcext:value-type="float">
            <text:p>-26.56</text:p>
          </table:table-cell>
          <table:table-cell office:value-type="float" office:value="-26.89" calcext:value-type="float">
            <text:p>-26.89</text:p>
          </table:table-cell>
          <table:table-cell office:value-type="float" office:value="-27.16" calcext:value-type="float">
            <text:p>-27.16</text:p>
          </table:table-cell>
          <table:table-cell office:value-type="float" office:value="-28.76" calcext:value-type="float">
            <text:p>-28.76</text:p>
          </table:table-cell>
          <table:table-cell office:value-type="float" office:value="-31.38" calcext:value-type="float">
            <text:p>-31.38</text:p>
          </table:table-cell>
          <table:table-cell office:value-type="float" office:value="-26.99" calcext:value-type="float">
            <text:p>-26.99</text:p>
          </table:table-cell>
          <table:table-cell office:value-type="float" office:value="-26.83" calcext:value-type="float">
            <text:p>-26.83</text:p>
          </table:table-cell>
          <table:table-cell office:value-type="float" office:value="-22.29" calcext:value-type="float">
            <text:p>-22.29</text:p>
          </table:table-cell>
          <table:table-cell office:value-type="float" office:value="-26.99" calcext:value-type="float">
            <text:p>-26.99</text:p>
          </table:table-cell>
          <table:table-cell office:value-type="float" office:value="-26.14" calcext:value-type="float">
            <text:p>-26.14</text:p>
          </table:table-cell>
          <table:table-cell office:value-type="float" office:value="-26.88" calcext:value-type="float">
            <text:p>-26.88</text:p>
          </table:table-cell>
          <table:table-cell office:value-type="float" office:value="-26.76" calcext:value-type="float">
            <text:p>-26.76</text:p>
          </table:table-cell>
          <table:table-cell office:value-type="float" office:value="-26.62" calcext:value-type="float">
            <text:p>-26.62</text:p>
          </table:table-cell>
          <table:table-cell office:value-type="float" office:value="-26.68" calcext:value-type="float">
            <text:p>-26.68</text:p>
          </table:table-cell>
          <table:table-cell office:value-type="float" office:value="-26.52" calcext:value-type="float">
            <text:p>-26.52</text:p>
          </table:table-cell>
          <table:table-cell office:value-type="float" office:value="-29.28" calcext:value-type="float">
            <text:p>-29.28</text:p>
          </table:table-cell>
          <table:table-cell office:value-type="float" office:value="-27.13" calcext:value-type="float">
            <text:p>-27.13</text:p>
          </table:table-cell>
          <table:table-cell office:value-type="float" office:value="-27.19" calcext:value-type="float">
            <text:p>-27.19</text:p>
          </table:table-cell>
          <table:table-cell office:value-type="float" office:value="-26.67" calcext:value-type="float">
            <text:p>-26.67</text:p>
          </table:table-cell>
          <table:table-cell office:value-type="float" office:value="-26.57" calcext:value-type="float">
            <text:p>-26.57</text:p>
          </table:table-cell>
          <table:table-cell office:value-type="float" office:value="-27.34" calcext:value-type="float">
            <text:p>-27.34</text:p>
          </table:table-cell>
          <table:table-cell office:value-type="float" office:value="-26.58" calcext:value-type="float">
            <text:p>-26.58</text:p>
          </table:table-cell>
          <table:table-cell office:value-type="float" office:value="-26.98" calcext:value-type="float">
            <text:p>-26.98</text:p>
          </table:table-cell>
          <table:table-cell office:value-type="float" office:value="-26.68" calcext:value-type="float">
            <text:p>-26.68</text:p>
          </table:table-cell>
          <table:table-cell office:value-type="float" office:value="-28.52" calcext:value-type="float">
            <text:p>-28.52</text:p>
          </table:table-cell>
          <table:table-cell office:value-type="float" office:value="-26.91" calcext:value-type="float">
            <text:p>-26.91</text:p>
          </table:table-cell>
          <table:table-cell office:value-type="float" office:value="-26.61" calcext:value-type="float">
            <text:p>-26.61</text:p>
          </table:table-cell>
          <table:table-cell office:value-type="float" office:value="-27.011" calcext:value-type="float">
            <text:p>-27.011</text:p>
          </table:table-cell>
          <table:table-cell office:value-type="float" office:value="1.3501" calcext:value-type="float">
            <text:p>1.3501</text:p>
          </table:table-cell>
          <table:table-cell office:value-type="float" office:value="1.8229" calcext:value-type="float">
            <text:p>1.8229</text:p>
          </table:table-cell>
          <table:table-cell office:value-type="string" calcext:value-type="string">
            <text:p><text:s/>A</text:p>
          </table:table-cell>
          <table:table-cell office:value-type="float" office:value="0" calcext:value-type="float">
            <text:p>0</text:p>
          </table:table-cell>
          <table:table-cell office:value-type="float" office:value="-27.011" calcext:value-type="float">
            <text:p>-27.011</text:p>
          </table:table-cell>
          <table:table-cell office:value-type="float" office:value="1.3501" calcext:value-type="float">
            <text:p>1.3501</text:p>
          </table:table-cell>
          <table:table-cell office:value-type="float" office:value="1.8229" calcext:value-type="float">
            <text:p>1.8229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7.65" calcext:value-type="float">
            <text:p>-27.65</text:p>
          </table:table-cell>
          <table:table-cell office:value-type="float" office:value="-27.14" calcext:value-type="float">
            <text:p>-27.14</text:p>
          </table:table-cell>
          <table:table-cell office:value-type="float" office:value="-27.64" calcext:value-type="float">
            <text:p>-27.64</text:p>
          </table:table-cell>
          <table:table-cell office:value-type="float" office:value="-28.82" calcext:value-type="float">
            <text:p>-28.82</text:p>
          </table:table-cell>
          <table:table-cell office:value-type="float" office:value="-27.12" calcext:value-type="float">
            <text:p>-27.12</text:p>
          </table:table-cell>
          <table:table-cell office:value-type="float" office:value="-27.35" calcext:value-type="float">
            <text:p>-27.35</text:p>
          </table:table-cell>
          <table:table-cell office:value-type="float" office:value="-27.38" calcext:value-type="float">
            <text:p>-27.38</text:p>
          </table:table-cell>
          <table:table-cell table:number-columns-repeated="2" office:value-type="float" office:value="-27.4" calcext:value-type="float">
            <text:p>-27.4</text:p>
          </table:table-cell>
          <table:table-cell office:value-type="float" office:value="-27.21" calcext:value-type="float">
            <text:p>-27.21</text:p>
          </table:table-cell>
          <table:table-cell office:value-type="float" office:value="-27.58" calcext:value-type="float">
            <text:p>-27.58</text:p>
          </table:table-cell>
          <table:table-cell office:value-type="float" office:value="-27.25" calcext:value-type="float">
            <text:p>-27.25</text:p>
          </table:table-cell>
          <table:table-cell office:value-type="float" office:value="-29.16" calcext:value-type="float">
            <text:p>-29.16</text:p>
          </table:table-cell>
          <table:table-cell office:value-type="float" office:value="-28" calcext:value-type="float">
            <text:p>-28</text:p>
          </table:table-cell>
          <table:table-cell office:value-type="float" office:value="-27.3" calcext:value-type="float">
            <text:p>-27.3</text:p>
          </table:table-cell>
          <table:table-cell office:value-type="float" office:value="-27.25" calcext:value-type="float">
            <text:p>-27.25</text:p>
          </table:table-cell>
          <table:table-cell office:value-type="float" office:value="-27.45" calcext:value-type="float">
            <text:p>-27.45</text:p>
          </table:table-cell>
          <table:table-cell office:value-type="float" office:value="-27.23" calcext:value-type="float">
            <text:p>-27.23</text:p>
          </table:table-cell>
          <table:table-cell office:value-type="float" office:value="-29.76" calcext:value-type="float">
            <text:p>-29.76</text:p>
          </table:table-cell>
          <table:table-cell table:number-columns-repeated="2" office:value-type="float" office:value="-27.33" calcext:value-type="float">
            <text:p>-27.33</text:p>
          </table:table-cell>
          <table:table-cell office:value-type="float" office:value="-28.41" calcext:value-type="float">
            <text:p>-28.41</text:p>
          </table:table-cell>
          <table:table-cell office:value-type="float" office:value="-30.47" calcext:value-type="float">
            <text:p>-30.47</text:p>
          </table:table-cell>
          <table:table-cell office:value-type="float" office:value="-27.22" calcext:value-type="float">
            <text:p>-27.22</text:p>
          </table:table-cell>
          <table:table-cell office:value-type="float" office:value="-27.31" calcext:value-type="float">
            <text:p>-27.31</text:p>
          </table:table-cell>
          <table:table-cell office:value-type="float" office:value="-27.22" calcext:value-type="float">
            <text:p>-27.22</text:p>
          </table:table-cell>
          <table:table-cell office:value-type="float" office:value="-29.93" calcext:value-type="float">
            <text:p>-29.93</text:p>
          </table:table-cell>
          <table:table-cell office:value-type="float" office:value="-27.3" calcext:value-type="float">
            <text:p>-27.3</text:p>
          </table:table-cell>
          <table:table-cell office:value-type="float" office:value="-27.41" calcext:value-type="float">
            <text:p>-27.41</text:p>
          </table:table-cell>
          <table:table-cell office:value-type="float" office:value="-26.93" calcext:value-type="float">
            <text:p>-26.93</text:p>
          </table:table-cell>
          <table:table-cell office:value-type="float" office:value="-27.765" calcext:value-type="float">
            <text:p>-27.765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821" calcext:value-type="float">
            <text:p>0.821</text:p>
          </table:table-cell>
          <table:table-cell office:value-type="string" calcext:value-type="string">
            <text:p><text:s/>A</text:p>
          </table:table-cell>
          <table:table-cell office:value-type="float" office:value="5" calcext:value-type="float">
            <text:p>5</text:p>
          </table:table-cell>
          <table:table-cell office:value-type="float" office:value="-27.765" calcext:value-type="float">
            <text:p>-27.765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821" calcext:value-type="float">
            <text:p>0.821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7.88" calcext:value-type="float">
            <text:p>-27.88</text:p>
          </table:table-cell>
          <table:table-cell office:value-type="float" office:value="-27.52" calcext:value-type="float">
            <text:p>-27.52</text:p>
          </table:table-cell>
          <table:table-cell office:value-type="float" office:value="-28.02" calcext:value-type="float">
            <text:p>-28.02</text:p>
          </table:table-cell>
          <table:table-cell office:value-type="float" office:value="-30.98" calcext:value-type="float">
            <text:p>-30.98</text:p>
          </table:table-cell>
          <table:table-cell office:value-type="float" office:value="-27.87" calcext:value-type="float">
            <text:p>-27.87</text:p>
          </table:table-cell>
          <table:table-cell office:value-type="float" office:value="-27.54" calcext:value-type="float">
            <text:p>-27.54</text:p>
          </table:table-cell>
          <table:table-cell office:value-type="float" office:value="-27.6" calcext:value-type="float">
            <text:p>-27.6</text:p>
          </table:table-cell>
          <table:table-cell office:value-type="float" office:value="-27.62" calcext:value-type="float">
            <text:p>-27.62</text:p>
          </table:table-cell>
          <table:table-cell office:value-type="float" office:value="-27.75" calcext:value-type="float">
            <text:p>-27.75</text:p>
          </table:table-cell>
          <table:table-cell office:value-type="float" office:value="-27.46" calcext:value-type="float">
            <text:p>-27.46</text:p>
          </table:table-cell>
          <table:table-cell office:value-type="float" office:value="-27.6" calcext:value-type="float">
            <text:p>-27.6</text:p>
          </table:table-cell>
          <table:table-cell office:value-type="float" office:value="-27.77" calcext:value-type="float">
            <text:p>-27.77</text:p>
          </table:table-cell>
          <table:table-cell office:value-type="float" office:value="-27.51" calcext:value-type="float">
            <text:p>-27.51</text:p>
          </table:table-cell>
          <table:table-cell office:value-type="float" office:value="-32.22" calcext:value-type="float">
            <text:p>-32.22</text:p>
          </table:table-cell>
          <table:table-cell office:value-type="float" office:value="-29.48" calcext:value-type="float">
            <text:p>-29.48</text:p>
          </table:table-cell>
          <table:table-cell office:value-type="float" office:value="-27.69" calcext:value-type="float">
            <text:p>-27.69</text:p>
          </table:table-cell>
          <table:table-cell office:value-type="float" office:value="-26.69" calcext:value-type="float">
            <text:p>-26.69</text:p>
          </table:table-cell>
          <table:table-cell office:value-type="float" office:value="-27.59" calcext:value-type="float">
            <text:p>-27.59</text:p>
          </table:table-cell>
          <table:table-cell office:value-type="float" office:value="-27.5" calcext:value-type="float">
            <text:p>-27.5</text:p>
          </table:table-cell>
          <table:table-cell office:value-type="float" office:value="-28.38" calcext:value-type="float">
            <text:p>-28.38</text:p>
          </table:table-cell>
          <table:table-cell office:value-type="float" office:value="-27.35" calcext:value-type="float">
            <text:p>-27.35</text:p>
          </table:table-cell>
          <table:table-cell office:value-type="float" office:value="-27.66" calcext:value-type="float">
            <text:p>-27.66</text:p>
          </table:table-cell>
          <table:table-cell office:value-type="float" office:value="-27.67" calcext:value-type="float">
            <text:p>-27.67</text:p>
          </table:table-cell>
          <table:table-cell office:value-type="float" office:value="-31.77" calcext:value-type="float">
            <text:p>-31.77</text:p>
          </table:table-cell>
          <table:table-cell office:value-type="float" office:value="-27.69" calcext:value-type="float">
            <text:p>-27.69</text:p>
          </table:table-cell>
          <table:table-cell office:value-type="float" office:value="-27.49" calcext:value-type="float">
            <text:p>-27.49</text:p>
          </table:table-cell>
          <table:table-cell office:value-type="float" office:value="-27.6" calcext:value-type="float">
            <text:p>-27.6</text:p>
          </table:table-cell>
          <table:table-cell office:value-type="float" office:value="-27.58" calcext:value-type="float">
            <text:p>-27.58</text:p>
          </table:table-cell>
          <table:table-cell office:value-type="float" office:value="-27.5" calcext:value-type="float">
            <text:p>-27.5</text:p>
          </table:table-cell>
          <table:table-cell office:value-type="float" office:value="-28.39" calcext:value-type="float">
            <text:p>-28.39</text:p>
          </table:table-cell>
          <table:table-cell office:value-type="float" office:value="-28.1123" calcext:value-type="float">
            <text:p>-28.1123</text:p>
          </table:table-cell>
          <table:table-cell office:value-type="float" office:value="1.2704" calcext:value-type="float">
            <text:p>1.2704</text:p>
          </table:table-cell>
          <table:table-cell office:value-type="float" office:value="1.6138" calcext:value-type="float">
            <text:p>1.6138</text:p>
          </table:table-cell>
          <table:table-cell office:value-type="string" calcext:value-type="string">
            <text:p><text:s/>A</text:p>
          </table:table-cell>
          <table:table-cell office:value-type="float" office:value="10" calcext:value-type="float">
            <text:p>10</text:p>
          </table:table-cell>
          <table:table-cell office:value-type="float" office:value="-28.1123" calcext:value-type="float">
            <text:p>-28.1123</text:p>
          </table:table-cell>
          <table:table-cell office:value-type="float" office:value="1.2704" calcext:value-type="float">
            <text:p>1.2704</text:p>
          </table:table-cell>
          <table:table-cell office:value-type="float" office:value="1.6138" calcext:value-type="float">
            <text:p>1.6138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0.48" calcext:value-type="float">
            <text:p>-30.48</text:p>
          </table:table-cell>
          <table:table-cell office:value-type="float" office:value="-28.74" calcext:value-type="float">
            <text:p>-28.74</text:p>
          </table:table-cell>
          <table:table-cell office:value-type="float" office:value="-25.95" calcext:value-type="float">
            <text:p>-25.95</text:p>
          </table:table-cell>
          <table:table-cell office:value-type="float" office:value="-28.34" calcext:value-type="float">
            <text:p>-28.34</text:p>
          </table:table-cell>
          <table:table-cell office:value-type="float" office:value="-27.09" calcext:value-type="float">
            <text:p>-27.09</text:p>
          </table:table-cell>
          <table:table-cell office:value-type="float" office:value="-28.63" calcext:value-type="float">
            <text:p>-28.63</text:p>
          </table:table-cell>
          <table:table-cell office:value-type="float" office:value="-27.53" calcext:value-type="float">
            <text:p>-27.53</text:p>
          </table:table-cell>
          <table:table-cell office:value-type="float" office:value="-28.21" calcext:value-type="float">
            <text:p>-28.21</text:p>
          </table:table-cell>
          <table:table-cell office:value-type="float" office:value="-28.27" calcext:value-type="float">
            <text:p>-28.27</text:p>
          </table:table-cell>
          <table:table-cell office:value-type="float" office:value="-28.18" calcext:value-type="float">
            <text:p>-28.18</text:p>
          </table:table-cell>
          <table:table-cell office:value-type="float" office:value="-28.01" calcext:value-type="float">
            <text:p>-28.01</text:p>
          </table:table-cell>
          <table:table-cell office:value-type="float" office:value="-28.21" calcext:value-type="float">
            <text:p>-28.21</text:p>
          </table:table-cell>
          <table:table-cell office:value-type="float" office:value="-32.82" calcext:value-type="float">
            <text:p>-32.82</text:p>
          </table:table-cell>
          <table:table-cell office:value-type="float" office:value="-28.15" calcext:value-type="float">
            <text:p>-28.15</text:p>
          </table:table-cell>
          <table:table-cell office:value-type="float" office:value="-29.55" calcext:value-type="float">
            <text:p>-29.55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8.13" calcext:value-type="float">
            <text:p>-28.13</text:p>
          </table:table-cell>
          <table:table-cell office:value-type="float" office:value="-28.25" calcext:value-type="float">
            <text:p>-28.25</text:p>
          </table:table-cell>
          <table:table-cell office:value-type="float" office:value="-28.03" calcext:value-type="float">
            <text:p>-28.03</text:p>
          </table:table-cell>
          <table:table-cell office:value-type="float" office:value="-28.15" calcext:value-type="float">
            <text:p>-28.15</text:p>
          </table:table-cell>
          <table:table-cell office:value-type="float" office:value="-27.74" calcext:value-type="float">
            <text:p>-27.74</text:p>
          </table:table-cell>
          <table:table-cell office:value-type="float" office:value="-29.98" calcext:value-type="float">
            <text:p>-29.98</text:p>
          </table:table-cell>
          <table:table-cell office:value-type="float" office:value="-33.08" calcext:value-type="float">
            <text:p>-33.08</text:p>
          </table:table-cell>
          <table:table-cell office:value-type="float" office:value="-29.23" calcext:value-type="float">
            <text:p>-29.23</text:p>
          </table:table-cell>
          <table:table-cell office:value-type="float" office:value="-28.15" calcext:value-type="float">
            <text:p>-28.15</text:p>
          </table:table-cell>
          <table:table-cell office:value-type="float" office:value="-28.03" calcext:value-type="float">
            <text:p>-28.03</text:p>
          </table:table-cell>
          <table:table-cell office:value-type="float" office:value="-28.22" calcext:value-type="float">
            <text:p>-28.22</text:p>
          </table:table-cell>
          <table:table-cell office:value-type="float" office:value="-28.16" calcext:value-type="float">
            <text:p>-28.16</text:p>
          </table:table-cell>
          <table:table-cell office:value-type="float" office:value="-28.01" calcext:value-type="float">
            <text:p>-28.01</text:p>
          </table:table-cell>
          <table:table-cell office:value-type="float" office:value="-30.94" calcext:value-type="float">
            <text:p>-30.94</text:p>
          </table:table-cell>
          <table:table-cell office:value-type="float" office:value="-28.6773" calcext:value-type="float">
            <text:p>-28.6773</text:p>
          </table:table-cell>
          <table:table-cell office:value-type="float" office:value="1.4686" calcext:value-type="float">
            <text:p>1.4686</text:p>
          </table:table-cell>
          <table:table-cell office:value-type="float" office:value="2.1568" calcext:value-type="float">
            <text:p>2.1568</text:p>
          </table:table-cell>
          <table:table-cell office:value-type="string" calcext:value-type="string">
            <text:p><text:s/>A</text:p>
          </table:table-cell>
          <table:table-cell office:value-type="float" office:value="15" calcext:value-type="float">
            <text:p>15</text:p>
          </table:table-cell>
          <table:table-cell office:value-type="float" office:value="-28.6773" calcext:value-type="float">
            <text:p>-28.6773</text:p>
          </table:table-cell>
          <table:table-cell office:value-type="float" office:value="1.4686" calcext:value-type="float">
            <text:p>1.4686</text:p>
          </table:table-cell>
          <table:table-cell office:value-type="float" office:value="2.1568" calcext:value-type="float">
            <text:p>2.1568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8.57" calcext:value-type="float">
            <text:p>-28.57</text:p>
          </table:table-cell>
          <table:table-cell office:value-type="float" office:value="-30.55" calcext:value-type="float">
            <text:p>-30.55</text:p>
          </table:table-cell>
          <table:table-cell office:value-type="float" office:value="-30.79" calcext:value-type="float">
            <text:p>-30.79</text:p>
          </table:table-cell>
          <table:table-cell office:value-type="float" office:value="-28.61" calcext:value-type="float">
            <text:p>-28.61</text:p>
          </table:table-cell>
          <table:table-cell office:value-type="float" office:value="-29.18" calcext:value-type="float">
            <text:p>-29.18</text:p>
          </table:table-cell>
          <table:table-cell office:value-type="float" office:value="-28.97" calcext:value-type="float">
            <text:p>-28.97</text:p>
          </table:table-cell>
          <table:table-cell office:value-type="float" office:value="-28.08" calcext:value-type="float">
            <text:p>-28.08</text:p>
          </table:table-cell>
          <table:table-cell office:value-type="float" office:value="-28.97" calcext:value-type="float">
            <text:p>-28.97</text:p>
          </table:table-cell>
          <table:table-cell office:value-type="float" office:value="-29.46" calcext:value-type="float">
            <text:p>-29.46</text:p>
          </table:table-cell>
          <table:table-cell office:value-type="float" office:value="-28.81" calcext:value-type="float">
            <text:p>-28.81</text:p>
          </table:table-cell>
          <table:table-cell office:value-type="float" office:value="-29.64" calcext:value-type="float">
            <text:p>-29.64</text:p>
          </table:table-cell>
          <table:table-cell office:value-type="float" office:value="-29.14" calcext:value-type="float">
            <text:p>-29.14</text:p>
          </table:table-cell>
          <table:table-cell office:value-type="float" office:value="-29.01" calcext:value-type="float">
            <text:p>-29.01</text:p>
          </table:table-cell>
          <table:table-cell office:value-type="float" office:value="-33.55" calcext:value-type="float">
            <text:p>-33.55</text:p>
          </table:table-cell>
          <table:table-cell office:value-type="float" office:value="-29.22" calcext:value-type="float">
            <text:p>-29.22</text:p>
          </table:table-cell>
          <table:table-cell office:value-type="float" office:value="-28.74" calcext:value-type="float">
            <text:p>-28.74</text:p>
          </table:table-cell>
          <table:table-cell office:value-type="float" office:value="-28.95" calcext:value-type="float">
            <text:p>-28.95</text:p>
          </table:table-cell>
          <table:table-cell office:value-type="float" office:value="-28.9" calcext:value-type="float">
            <text:p>-28.9</text:p>
          </table:table-cell>
          <table:table-cell office:value-type="float" office:value="-29.11" calcext:value-type="float">
            <text:p>-29.11</text:p>
          </table:table-cell>
          <table:table-cell office:value-type="float" office:value="-28.75" calcext:value-type="float">
            <text:p>-28.75</text:p>
          </table:table-cell>
          <table:table-cell office:value-type="float" office:value="-28.99" calcext:value-type="float">
            <text:p>-28.99</text:p>
          </table:table-cell>
          <table:table-cell office:value-type="float" office:value="-29.01" calcext:value-type="float">
            <text:p>-29.01</text:p>
          </table:table-cell>
          <table:table-cell office:value-type="float" office:value="-28.84" calcext:value-type="float">
            <text:p>-28.84</text:p>
          </table:table-cell>
          <table:table-cell office:value-type="float" office:value="-29.87" calcext:value-type="float">
            <text:p>-29.87</text:p>
          </table:table-cell>
          <table:table-cell office:value-type="float" office:value="-33.38" calcext:value-type="float">
            <text:p>-33.38</text:p>
          </table:table-cell>
          <table:table-cell office:value-type="float" office:value="-30.7" calcext:value-type="float">
            <text:p>-30.7</text:p>
          </table:table-cell>
          <table:table-cell office:value-type="float" office:value="-29.01" calcext:value-type="float">
            <text:p>-29.01</text:p>
          </table:table-cell>
          <table:table-cell office:value-type="float" office:value="-28.72" calcext:value-type="float">
            <text:p>-28.72</text:p>
          </table:table-cell>
          <table:table-cell office:value-type="float" office:value="-29.73" calcext:value-type="float">
            <text:p>-29.73</text:p>
          </table:table-cell>
          <table:table-cell office:value-type="float" office:value="-28.96" calcext:value-type="float">
            <text:p>-28.96</text:p>
          </table:table-cell>
          <table:table-cell office:value-type="float" office:value="-29.4737" calcext:value-type="float">
            <text:p>-29.4737</text:p>
          </table:table-cell>
          <table:table-cell office:value-type="float" office:value="1.2267" calcext:value-type="float">
            <text:p>1.2267</text:p>
          </table:table-cell>
          <table:table-cell office:value-type="float" office:value="1.5049" calcext:value-type="float">
            <text:p>1.5049</text:p>
          </table:table-cell>
          <table:table-cell office:value-type="string" calcext:value-type="string">
            <text:p><text:s/>A</text:p>
          </table:table-cell>
          <table:table-cell office:value-type="float" office:value="20" calcext:value-type="float">
            <text:p>20</text:p>
          </table:table-cell>
          <table:table-cell office:value-type="float" office:value="-29.4737" calcext:value-type="float">
            <text:p>-29.4737</text:p>
          </table:table-cell>
          <table:table-cell office:value-type="float" office:value="1.2267" calcext:value-type="float">
            <text:p>1.2267</text:p>
          </table:table-cell>
          <table:table-cell office:value-type="float" office:value="1.5049" calcext:value-type="float">
            <text:p>1.5049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0.06" calcext:value-type="float">
            <text:p>-30.06</text:p>
          </table:table-cell>
          <table:table-cell office:value-type="float" office:value="-29.17" calcext:value-type="float">
            <text:p>-29.17</text:p>
          </table:table-cell>
          <table:table-cell office:value-type="float" office:value="-30.74" calcext:value-type="float">
            <text:p>-30.74</text:p>
          </table:table-cell>
          <table:table-cell office:value-type="float" office:value="-34.59" calcext:value-type="float">
            <text:p>-34.59</text:p>
          </table:table-cell>
          <table:table-cell office:value-type="float" office:value="-30.39" calcext:value-type="float">
            <text:p>-30.39</text:p>
          </table:table-cell>
          <table:table-cell office:value-type="float" office:value="-29.97" calcext:value-type="float">
            <text:p>-29.97</text:p>
          </table:table-cell>
          <table:table-cell office:value-type="float" office:value="-29.87" calcext:value-type="float">
            <text:p>-29.87</text:p>
          </table:table-cell>
          <table:table-cell office:value-type="float" office:value="-29.84" calcext:value-type="float">
            <text:p>-29.84</text:p>
          </table:table-cell>
          <table:table-cell office:value-type="float" office:value="-29.63" calcext:value-type="float">
            <text:p>-29.63</text:p>
          </table:table-cell>
          <table:table-cell office:value-type="float" office:value="-30.28" calcext:value-type="float">
            <text:p>-30.28</text:p>
          </table:table-cell>
          <table:table-cell office:value-type="float" office:value="-29.14" calcext:value-type="float">
            <text:p>-29.14</text:p>
          </table:table-cell>
          <table:table-cell office:value-type="float" office:value="-29.95" calcext:value-type="float">
            <text:p>-29.95</text:p>
          </table:table-cell>
          <table:table-cell office:value-type="float" office:value="-30.09" calcext:value-type="float">
            <text:p>-30.09</text:p>
          </table:table-cell>
          <table:table-cell office:value-type="float" office:value="-28.93" calcext:value-type="float">
            <text:p>-28.93</text:p>
          </table:table-cell>
          <table:table-cell office:value-type="float" office:value="-33.46" calcext:value-type="float">
            <text:p>-33.46</text:p>
          </table:table-cell>
          <table:table-cell office:value-type="float" office:value="-29.94" calcext:value-type="float">
            <text:p>-29.94</text:p>
          </table:table-cell>
          <table:table-cell office:value-type="float" office:value="-29.95" calcext:value-type="float">
            <text:p>-29.95</text:p>
          </table:table-cell>
          <table:table-cell office:value-type="float" office:value="-29.86" calcext:value-type="float">
            <text:p>-29.86</text:p>
          </table:table-cell>
          <table:table-cell office:value-type="float" office:value="-29.88" calcext:value-type="float">
            <text:p>-29.88</text:p>
          </table:table-cell>
          <table:table-cell office:value-type="float" office:value="-29.9" calcext:value-type="float">
            <text:p>-29.9</text:p>
          </table:table-cell>
          <table:table-cell office:value-type="float" office:value="-29.84" calcext:value-type="float">
            <text:p>-29.84</text:p>
          </table:table-cell>
          <table:table-cell office:value-type="float" office:value="-30" calcext:value-type="float">
            <text:p>-30</text:p>
          </table:table-cell>
          <table:table-cell office:value-type="float" office:value="-29.7" calcext:value-type="float">
            <text:p>-29.7</text:p>
          </table:table-cell>
          <table:table-cell office:value-type="float" office:value="-29.46" calcext:value-type="float">
            <text:p>-29.46</text:p>
          </table:table-cell>
          <table:table-cell office:value-type="float" office:value="-29.91" calcext:value-type="float">
            <text:p>-29.91</text:p>
          </table:table-cell>
          <table:table-cell office:value-type="float" office:value="-31.46" calcext:value-type="float">
            <text:p>-31.46</text:p>
          </table:table-cell>
          <table:table-cell office:value-type="float" office:value="-30.16" calcext:value-type="float">
            <text:p>-30.16</text:p>
          </table:table-cell>
          <table:table-cell office:value-type="float" office:value="-29.82" calcext:value-type="float">
            <text:p>-29.82</text:p>
          </table:table-cell>
          <table:table-cell office:value-type="float" office:value="-29.93" calcext:value-type="float">
            <text:p>-29.93</text:p>
          </table:table-cell>
          <table:table-cell office:value-type="float" office:value="-29.72" calcext:value-type="float">
            <text:p>-29.72</text:p>
          </table:table-cell>
          <table:table-cell office:value-type="float" office:value="-30.188" calcext:value-type="float">
            <text:p>-30.188</text:p>
          </table:table-cell>
          <table:table-cell office:value-type="float" office:value="1.1294" calcext:value-type="float">
            <text:p>1.1294</text:p>
          </table:table-cell>
          <table:table-cell office:value-type="float" office:value="1.2755" calcext:value-type="float">
            <text:p>1.2755</text:p>
          </table:table-cell>
          <table:table-cell office:value-type="string" calcext:value-type="string">
            <text:p><text:s/>A</text:p>
          </table:table-cell>
          <table:table-cell office:value-type="float" office:value="25" calcext:value-type="float">
            <text:p>25</text:p>
          </table:table-cell>
          <table:table-cell office:value-type="float" office:value="-30.188" calcext:value-type="float">
            <text:p>-30.188</text:p>
          </table:table-cell>
          <table:table-cell office:value-type="float" office:value="1.1294" calcext:value-type="float">
            <text:p>1.1294</text:p>
          </table:table-cell>
          <table:table-cell office:value-type="float" office:value="1.2755" calcext:value-type="float">
            <text:p>1.2755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2.88" calcext:value-type="float">
            <text:p>-32.88</text:p>
          </table:table-cell>
          <table:table-cell office:value-type="float" office:value="-31.08" calcext:value-type="float">
            <text:p>-31.08</text:p>
          </table:table-cell>
          <table:table-cell office:value-type="float" office:value="-30.98" calcext:value-type="float">
            <text:p>-30.98</text:p>
          </table:table-cell>
          <table:table-cell office:value-type="float" office:value="-30.9" calcext:value-type="float">
            <text:p>-30.9</text:p>
          </table:table-cell>
          <table:table-cell office:value-type="float" office:value="-31.18" calcext:value-type="float">
            <text:p>-31.18</text:p>
          </table:table-cell>
          <table:table-cell office:value-type="float" office:value="-30.79" calcext:value-type="float">
            <text:p>-30.79</text:p>
          </table:table-cell>
          <table:table-cell office:value-type="float" office:value="-31" calcext:value-type="float">
            <text:p>-31</text:p>
          </table:table-cell>
          <table:table-cell office:value-type="float" office:value="-30.95" calcext:value-type="float">
            <text:p>-30.95</text:p>
          </table:table-cell>
          <table:table-cell office:value-type="float" office:value="-30.97" calcext:value-type="float">
            <text:p>-30.97</text:p>
          </table:table-cell>
          <table:table-cell office:value-type="float" office:value="-34.35" calcext:value-type="float">
            <text:p>-34.35</text:p>
          </table:table-cell>
          <table:table-cell office:value-type="float" office:value="-33.26" calcext:value-type="float">
            <text:p>-33.26</text:p>
          </table:table-cell>
          <table:table-cell office:value-type="float" office:value="-31.1" calcext:value-type="float">
            <text:p>-31.1</text:p>
          </table:table-cell>
          <table:table-cell office:value-type="float" office:value="-30.84" calcext:value-type="float">
            <text:p>-30.84</text:p>
          </table:table-cell>
          <table:table-cell office:value-type="float" office:value="-32.44" calcext:value-type="float">
            <text:p>-32.44</text:p>
          </table:table-cell>
          <table:table-cell office:value-type="float" office:value="-30.74" calcext:value-type="float">
            <text:p>-30.74</text:p>
          </table:table-cell>
          <table:table-cell office:value-type="float" office:value="-30.92" calcext:value-type="float">
            <text:p>-30.92</text:p>
          </table:table-cell>
          <table:table-cell office:value-type="float" office:value="-31.06" calcext:value-type="float">
            <text:p>-31.06</text:p>
          </table:table-cell>
          <table:table-cell office:value-type="float" office:value="-30.92" calcext:value-type="float">
            <text:p>-30.92</text:p>
          </table:table-cell>
          <table:table-cell office:value-type="float" office:value="-31.38" calcext:value-type="float">
            <text:p>-31.38</text:p>
          </table:table-cell>
          <table:table-cell office:value-type="float" office:value="-35.32" calcext:value-type="float">
            <text:p>-35.32</text:p>
          </table:table-cell>
          <table:table-cell office:value-type="float" office:value="-32.55" calcext:value-type="float">
            <text:p>-32.55</text:p>
          </table:table-cell>
          <table:table-cell office:value-type="float" office:value="-31.26" calcext:value-type="float">
            <text:p>-31.26</text:p>
          </table:table-cell>
          <table:table-cell office:value-type="float" office:value="-30.82" calcext:value-type="float">
            <text:p>-30.82</text:p>
          </table:table-cell>
          <table:table-cell office:value-type="float" office:value="-30.8" calcext:value-type="float">
            <text:p>-30.8</text:p>
          </table:table-cell>
          <table:table-cell office:value-type="float" office:value="-30.95" calcext:value-type="float">
            <text:p>-30.95</text:p>
          </table:table-cell>
          <table:table-cell office:value-type="float" office:value="-31.02" calcext:value-type="float">
            <text:p>-31.02</text:p>
          </table:table-cell>
          <table:table-cell office:value-type="float" office:value="-30.98" calcext:value-type="float">
            <text:p>-30.98</text:p>
          </table:table-cell>
          <table:table-cell office:value-type="float" office:value="-31.04" calcext:value-type="float">
            <text:p>-31.04</text:p>
          </table:table-cell>
          <table:table-cell office:value-type="float" office:value="-30.67" calcext:value-type="float">
            <text:p>-30.67</text:p>
          </table:table-cell>
          <table:table-cell office:value-type="float" office:value="-31.85" calcext:value-type="float">
            <text:p>-31.85</text:p>
          </table:table-cell>
          <table:table-cell office:value-type="float" office:value="-31.5" calcext:value-type="float">
            <text:p>-31.5</text:p>
          </table:table-cell>
          <table:table-cell office:value-type="float" office:value="1.1082" calcext:value-type="float">
            <text:p>1.1082</text:p>
          </table:table-cell>
          <table:table-cell office:value-type="float" office:value="1.228" calcext:value-type="float">
            <text:p>1.228</text:p>
          </table:table-cell>
          <table:table-cell office:value-type="string" calcext:value-type="string">
            <text:p><text:s/>A</text:p>
          </table:table-cell>
          <table:table-cell office:value-type="float" office:value="30" calcext:value-type="float">
            <text:p>30</text:p>
          </table:table-cell>
          <table:table-cell office:value-type="float" office:value="-31.5" calcext:value-type="float">
            <text:p>-31.5</text:p>
          </table:table-cell>
          <table:table-cell office:value-type="float" office:value="1.1082" calcext:value-type="float">
            <text:p>1.1082</text:p>
          </table:table-cell>
          <table:table-cell office:value-type="float" office:value="1.228" calcext:value-type="float">
            <text:p>1.228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2.11" calcext:value-type="float">
            <text:p>-32.11</text:p>
          </table:table-cell>
          <table:table-cell office:value-type="float" office:value="-32.94" calcext:value-type="float">
            <text:p>-32.94</text:p>
          </table:table-cell>
          <table:table-cell office:value-type="float" office:value="-32.15" calcext:value-type="float">
            <text:p>-32.15</text:p>
          </table:table-cell>
          <table:table-cell office:value-type="float" office:value="-32.17" calcext:value-type="float">
            <text:p>-32.17</text:p>
          </table:table-cell>
          <table:table-cell office:value-type="float" office:value="-32.9" calcext:value-type="float">
            <text:p>-32.9</text:p>
          </table:table-cell>
          <table:table-cell office:value-type="float" office:value="-32.18" calcext:value-type="float">
            <text:p>-32.18</text:p>
          </table:table-cell>
          <table:table-cell office:value-type="float" office:value="-32.16" calcext:value-type="float">
            <text:p>-32.16</text:p>
          </table:table-cell>
          <table:table-cell office:value-type="float" office:value="-33.76" calcext:value-type="float">
            <text:p>-33.76</text:p>
          </table:table-cell>
          <table:table-cell office:value-type="float" office:value="-32.07" calcext:value-type="float">
            <text:p>-32.07</text:p>
          </table:table-cell>
          <table:table-cell office:value-type="float" office:value="-32.18" calcext:value-type="float">
            <text:p>-32.18</text:p>
          </table:table-cell>
          <table:table-cell office:value-type="float" office:value="-32.15" calcext:value-type="float">
            <text:p>-32.15</text:p>
          </table:table-cell>
          <table:table-cell office:value-type="float" office:value="-32.16" calcext:value-type="float">
            <text:p>-32.16</text:p>
          </table:table-cell>
          <table:table-cell office:value-type="float" office:value="-35.14" calcext:value-type="float">
            <text:p>-35.14</text:p>
          </table:table-cell>
          <table:table-cell office:value-type="float" office:value="-32.5" calcext:value-type="float">
            <text:p>-32.5</text:p>
          </table:table-cell>
          <table:table-cell office:value-type="float" office:value="-32.03" calcext:value-type="float">
            <text:p>-32.03</text:p>
          </table:table-cell>
          <table:table-cell office:value-type="float" office:value="-32.1" calcext:value-type="float">
            <text:p>-32.1</text:p>
          </table:table-cell>
          <table:table-cell office:value-type="float" office:value="-32.13" calcext:value-type="float">
            <text:p>-32.13</text:p>
          </table:table-cell>
          <table:table-cell office:value-type="float" office:value="-32.25" calcext:value-type="float">
            <text:p>-32.25</text:p>
          </table:table-cell>
          <table:table-cell office:value-type="float" office:value="-33.55" calcext:value-type="float">
            <text:p>-33.55</text:p>
          </table:table-cell>
          <table:table-cell office:value-type="float" office:value="-33" calcext:value-type="float">
            <text:p>-33</text:p>
          </table:table-cell>
          <table:table-cell office:value-type="float" office:value="-32.13" calcext:value-type="float">
            <text:p>-32.13</text:p>
          </table:table-cell>
          <table:table-cell office:value-type="float" office:value="-31.78" calcext:value-type="float">
            <text:p>-31.78</text:p>
          </table:table-cell>
          <table:table-cell office:value-type="float" office:value="-32.13" calcext:value-type="float">
            <text:p>-32.13</text:p>
          </table:table-cell>
          <table:table-cell office:value-type="float" office:value="-32.95" calcext:value-type="float">
            <text:p>-32.95</text:p>
          </table:table-cell>
          <table:table-cell office:value-type="float" office:value="-32.15" calcext:value-type="float">
            <text:p>-32.15</text:p>
          </table:table-cell>
          <table:table-cell office:value-type="float" office:value="-32.13" calcext:value-type="float">
            <text:p>-32.13</text:p>
          </table:table-cell>
          <table:table-cell office:value-type="float" office:value="-32.97" calcext:value-type="float">
            <text:p>-32.97</text:p>
          </table:table-cell>
          <table:table-cell office:value-type="float" office:value="-32.33" calcext:value-type="float">
            <text:p>-32.33</text:p>
          </table:table-cell>
          <table:table-cell office:value-type="float" office:value="-32.04" calcext:value-type="float">
            <text:p>-32.04</text:p>
          </table:table-cell>
          <table:table-cell office:value-type="float" office:value="-32.18" calcext:value-type="float">
            <text:p>-32.18</text:p>
          </table:table-cell>
          <table:table-cell office:value-type="float" office:value="-32.4807" calcext:value-type="float">
            <text:p>-32.4807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4592" calcext:value-type="float">
            <text:p>0.4592</text:p>
          </table:table-cell>
          <table:table-cell office:value-type="string" calcext:value-type="string">
            <text:p><text:s/>A</text:p>
          </table:table-cell>
          <table:table-cell office:value-type="float" office:value="35" calcext:value-type="float">
            <text:p>35</text:p>
          </table:table-cell>
          <table:table-cell office:value-type="float" office:value="-32.4807" calcext:value-type="float">
            <text:p>-32.4807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4592" calcext:value-type="float">
            <text:p>0.4592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3.44" calcext:value-type="float">
            <text:p>-33.44</text:p>
          </table:table-cell>
          <table:table-cell office:value-type="float" office:value="-33.73" calcext:value-type="float">
            <text:p>-33.73</text:p>
          </table:table-cell>
          <table:table-cell office:value-type="float" office:value="-33.43" calcext:value-type="float">
            <text:p>-33.43</text:p>
          </table:table-cell>
          <table:table-cell office:value-type="float" office:value="-33.35" calcext:value-type="float">
            <text:p>-33.35</text:p>
          </table:table-cell>
          <table:table-cell office:value-type="float" office:value="-33.58" calcext:value-type="float">
            <text:p>-33.58</text:p>
          </table:table-cell>
          <table:table-cell office:value-type="float" office:value="-33.65" calcext:value-type="float">
            <text:p>-33.65</text:p>
          </table:table-cell>
          <table:table-cell office:value-type="float" office:value="-33.38" calcext:value-type="float">
            <text:p>-33.38</text:p>
          </table:table-cell>
          <table:table-cell office:value-type="float" office:value="-33.54" calcext:value-type="float">
            <text:p>-33.54</text:p>
          </table:table-cell>
          <table:table-cell office:value-type="float" office:value="-42.61" calcext:value-type="float">
            <text:p>-42.61</text:p>
          </table:table-cell>
          <table:table-cell office:value-type="float" office:value="-37.43" calcext:value-type="float">
            <text:p>-37.43</text:p>
          </table:table-cell>
          <table:table-cell office:value-type="float" office:value="-33.87" calcext:value-type="float">
            <text:p>-33.87</text:p>
          </table:table-cell>
          <table:table-cell office:value-type="float" office:value="-33.31" calcext:value-type="float">
            <text:p>-33.31</text:p>
          </table:table-cell>
          <table:table-cell office:value-type="float" office:value="-33.71" calcext:value-type="float">
            <text:p>-33.71</text:p>
          </table:table-cell>
          <table:table-cell office:value-type="float" office:value="-33.52" calcext:value-type="float">
            <text:p>-33.52</text:p>
          </table:table-cell>
          <table:table-cell office:value-type="float" office:value="-33.42" calcext:value-type="float">
            <text:p>-33.42</text:p>
          </table:table-cell>
          <table:table-cell office:value-type="float" office:value="-33.58" calcext:value-type="float">
            <text:p>-33.58</text:p>
          </table:table-cell>
          <table:table-cell office:value-type="float" office:value="-33.47" calcext:value-type="float">
            <text:p>-33.47</text:p>
          </table:table-cell>
          <table:table-cell office:value-type="float" office:value="-33.5" calcext:value-type="float">
            <text:p>-33.5</text:p>
          </table:table-cell>
          <table:table-cell office:value-type="float" office:value="-34.1" calcext:value-type="float">
            <text:p>-34.1</text:p>
          </table:table-cell>
          <table:table-cell office:value-type="float" office:value="-34.36" calcext:value-type="float">
            <text:p>-34.36</text:p>
          </table:table-cell>
          <table:table-cell office:value-type="float" office:value="-38.16" calcext:value-type="float">
            <text:p>-38.16</text:p>
          </table:table-cell>
          <table:table-cell office:value-type="float" office:value="-35.17" calcext:value-type="float">
            <text:p>-35.17</text:p>
          </table:table-cell>
          <table:table-cell office:value-type="float" office:value="-33.55" calcext:value-type="float">
            <text:p>-33.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59" calcext:value-type="float">
            <text:p>-33.59</text:p>
          </table:table-cell>
          <table:table-cell office:value-type="float" office:value="-33.93" calcext:value-type="float">
            <text:p>-33.93</text:p>
          </table:table-cell>
          <table:table-cell office:value-type="float" office:value="-33.29" calcext:value-type="float">
            <text:p>-33.29</text:p>
          </table:table-cell>
          <table:table-cell office:value-type="float" office:value="-33.6" calcext:value-type="float">
            <text:p>-33.6</text:p>
          </table:table-cell>
          <table:table-cell office:value-type="float" office:value="-34.48" calcext:value-type="float">
            <text:p>-34.48</text:p>
          </table:table-cell>
          <table:table-cell office:value-type="float" office:value="-33.35" calcext:value-type="float">
            <text:p>-33.35</text:p>
          </table:table-cell>
          <table:table-cell office:value-type="float" office:value="-34.2193" calcext:value-type="float">
            <text:p>-34.2193</text:p>
          </table:table-cell>
          <table:table-cell office:value-type="float" office:value="1.9248" calcext:value-type="float">
            <text:p>1.9248</text:p>
          </table:table-cell>
          <table:table-cell office:value-type="float" office:value="3.705" calcext:value-type="float">
            <text:p>3.705</text:p>
          </table:table-cell>
          <table:table-cell office:value-type="string" calcext:value-type="string">
            <text:p><text:s/>A</text:p>
          </table:table-cell>
          <table:table-cell office:value-type="float" office:value="40" calcext:value-type="float">
            <text:p>40</text:p>
          </table:table-cell>
          <table:table-cell office:value-type="float" office:value="-34.2193" calcext:value-type="float">
            <text:p>-34.2193</text:p>
          </table:table-cell>
          <table:table-cell office:value-type="float" office:value="1.9248" calcext:value-type="float">
            <text:p>1.9248</text:p>
          </table:table-cell>
          <table:table-cell office:value-type="float" office:value="3.705" calcext:value-type="float">
            <text:p>3.705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6.77" calcext:value-type="float">
            <text:p>-36.77</text:p>
          </table:table-cell>
          <table:table-cell office:value-type="float" office:value="-36.65" calcext:value-type="float">
            <text:p>-36.65</text:p>
          </table:table-cell>
          <table:table-cell office:value-type="float" office:value="-34.83" calcext:value-type="float">
            <text:p>-34.83</text:p>
          </table:table-cell>
          <table:table-cell office:value-type="float" office:value="-35" calcext:value-type="float">
            <text:p>-35</text:p>
          </table:table-cell>
          <table:table-cell office:value-type="float" office:value="-34.99" calcext:value-type="float">
            <text:p>-34.99</text:p>
          </table:table-cell>
          <table:table-cell office:value-type="float" office:value="-34.66" calcext:value-type="float">
            <text:p>-34.66</text:p>
          </table:table-cell>
          <table:table-cell office:value-type="float" office:value="-35.03" calcext:value-type="float">
            <text:p>-35.03</text:p>
          </table:table-cell>
          <table:table-cell office:value-type="float" office:value="-35.05" calcext:value-type="float">
            <text:p>-35.05</text:p>
          </table:table-cell>
          <table:table-cell office:value-type="float" office:value="-35.15" calcext:value-type="float">
            <text:p>-35.15</text:p>
          </table:table-cell>
          <table:table-cell office:value-type="float" office:value="-40.03" calcext:value-type="float">
            <text:p>-40.03</text:p>
          </table:table-cell>
          <table:table-cell office:value-type="float" office:value="-38.77" calcext:value-type="float">
            <text:p>-38.77</text:p>
          </table:table-cell>
          <table:table-cell office:value-type="float" office:value="-34.99" calcext:value-type="float">
            <text:p>-34.99</text:p>
          </table:table-cell>
          <table:table-cell office:value-type="float" office:value="-34.92" calcext:value-type="float">
            <text:p>-34.92</text:p>
          </table:table-cell>
          <table:table-cell office:value-type="float" office:value="-35.04" calcext:value-type="float">
            <text:p>-35.04</text:p>
          </table:table-cell>
          <table:table-cell office:value-type="float" office:value="-34.87" calcext:value-type="float">
            <text:p>-34.87</text:p>
          </table:table-cell>
          <table:table-cell office:value-type="float" office:value="-34.96" calcext:value-type="float">
            <text:p>-34.96</text:p>
          </table:table-cell>
          <table:table-cell office:value-type="float" office:value="-34.99" calcext:value-type="float">
            <text:p>-34.99</text:p>
          </table:table-cell>
          <table:table-cell office:value-type="float" office:value="-34.82" calcext:value-type="float">
            <text:p>-34.82</text:p>
          </table:table-cell>
          <table:table-cell office:value-type="float" office:value="-34.89" calcext:value-type="float">
            <text:p>-34.89</text:p>
          </table:table-cell>
          <table:table-cell office:value-type="float" office:value="-35.19" calcext:value-type="float">
            <text:p>-35.19</text:p>
          </table:table-cell>
          <table:table-cell office:value-type="float" office:value="-36.45" calcext:value-type="float">
            <text:p>-36.45</text:p>
          </table:table-cell>
          <table:table-cell office:value-type="float" office:value="-35.35" calcext:value-type="float">
            <text:p>-35.35</text:p>
          </table:table-cell>
          <table:table-cell office:value-type="float" office:value="-34.9" calcext:value-type="float">
            <text:p>-34.9</text:p>
          </table:table-cell>
          <table:table-cell office:value-type="float" office:value="-34.92" calcext:value-type="float">
            <text:p>-34.92</text:p>
          </table:table-cell>
          <table:table-cell office:value-type="float" office:value="-34.86" calcext:value-type="float">
            <text:p>-34.86</text:p>
          </table:table-cell>
          <table:table-cell office:value-type="float" office:value="-35.09" calcext:value-type="float">
            <text:p>-35.09</text:p>
          </table:table-cell>
          <table:table-cell office:value-type="float" office:value="-34.89" calcext:value-type="float">
            <text:p>-34.89</text:p>
          </table:table-cell>
          <table:table-cell office:value-type="float" office:value="-34.95" calcext:value-type="float">
            <text:p>-34.95</text:p>
          </table:table-cell>
          <table:table-cell office:value-type="float" office:value="-35.09" calcext:value-type="float">
            <text:p>-35.09</text:p>
          </table:table-cell>
          <table:table-cell office:value-type="float" office:value="-37.94" calcext:value-type="float">
            <text:p>-37.94</text:p>
          </table:table-cell>
          <table:table-cell office:value-type="float" office:value="-35.5347" calcext:value-type="float">
            <text:p>-35.5347</text:p>
          </table:table-cell>
          <table:table-cell office:value-type="float" office:value="1.265" calcext:value-type="float">
            <text:p>1.265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<text:s/>A</text:p>
          </table:table-cell>
          <table:table-cell office:value-type="float" office:value="45" calcext:value-type="float">
            <text:p>45</text:p>
          </table:table-cell>
          <table:table-cell office:value-type="float" office:value="-35.5347" calcext:value-type="float">
            <text:p>-35.5347</text:p>
          </table:table-cell>
          <table:table-cell office:value-type="float" office:value="1.265" calcext:value-type="float">
            <text:p>1.265</text:p>
          </table:table-cell>
          <table:table-cell office:value-type="float" office:value="1.6002" calcext:value-type="float">
            <text:p>1.6002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8.03" calcext:value-type="float">
            <text:p>-38.03</text:p>
          </table:table-cell>
          <table:table-cell office:value-type="float" office:value="-36.36" calcext:value-type="float">
            <text:p>-36.36</text:p>
          </table:table-cell>
          <table:table-cell office:value-type="float" office:value="-36.57" calcext:value-type="float">
            <text:p>-36.57</text:p>
          </table:table-cell>
          <table:table-cell office:value-type="float" office:value="-36.75" calcext:value-type="float">
            <text:p>-36.75</text:p>
          </table:table-cell>
          <table:table-cell office:value-type="float" office:value="-36.57" calcext:value-type="float">
            <text:p>-36.57</text:p>
          </table:table-cell>
          <table:table-cell office:value-type="float" office:value="-35.99" calcext:value-type="float">
            <text:p>-35.99</text:p>
          </table:table-cell>
          <table:table-cell office:value-type="float" office:value="-36.84" calcext:value-type="float">
            <text:p>-36.84</text:p>
          </table:table-cell>
          <table:table-cell office:value-type="float" office:value="-36.53" calcext:value-type="float">
            <text:p>-36.53</text:p>
          </table:table-cell>
          <table:table-cell office:value-type="float" office:value="-36.68" calcext:value-type="float">
            <text:p>-36.68</text:p>
          </table:table-cell>
          <table:table-cell office:value-type="float" office:value="-38.81" calcext:value-type="float">
            <text:p>-38.81</text:p>
          </table:table-cell>
          <table:table-cell office:value-type="float" office:value="-37.15" calcext:value-type="float">
            <text:p>-37.15</text:p>
          </table:table-cell>
          <table:table-cell office:value-type="float" office:value="-38.63" calcext:value-type="float">
            <text:p>-38.63</text:p>
          </table:table-cell>
          <table:table-cell office:value-type="float" office:value="-36.5" calcext:value-type="float">
            <text:p>-36.5</text:p>
          </table:table-cell>
          <table:table-cell office:value-type="float" office:value="-36.64" calcext:value-type="float">
            <text:p>-36.64</text:p>
          </table:table-cell>
          <table:table-cell office:value-type="float" office:value="-36.81" calcext:value-type="float">
            <text:p>-36.81</text:p>
          </table:table-cell>
          <table:table-cell office:value-type="float" office:value="-36.49" calcext:value-type="float">
            <text:p>-36.49</text:p>
          </table:table-cell>
          <table:table-cell office:value-type="float" office:value="-36.59" calcext:value-type="float">
            <text:p>-36.59</text:p>
          </table:table-cell>
          <table:table-cell office:value-type="float" office:value="-36.75" calcext:value-type="float">
            <text:p>-36.75</text:p>
          </table:table-cell>
          <table:table-cell office:value-type="float" office:value="-39.09" calcext:value-type="float">
            <text:p>-39.09</text:p>
          </table:table-cell>
          <table:table-cell office:value-type="float" office:value="-39.22" calcext:value-type="float">
            <text:p>-39.22</text:p>
          </table:table-cell>
          <table:table-cell office:value-type="float" office:value="-36.67" calcext:value-type="float">
            <text:p>-36.67</text:p>
          </table:table-cell>
          <table:table-cell office:value-type="float" office:value="-38.62" calcext:value-type="float">
            <text:p>-38.62</text:p>
          </table:table-cell>
          <table:table-cell office:value-type="float" office:value="-36.45" calcext:value-type="float">
            <text:p>-36.45</text:p>
          </table:table-cell>
          <table:table-cell office:value-type="float" office:value="-36.65" calcext:value-type="float">
            <text:p>-36.65</text:p>
          </table:table-cell>
          <table:table-cell office:value-type="float" office:value="-36.53" calcext:value-type="float">
            <text:p>-36.53</text:p>
          </table:table-cell>
          <table:table-cell office:value-type="float" office:value="-36.74" calcext:value-type="float">
            <text:p>-36.74</text:p>
          </table:table-cell>
          <table:table-cell office:value-type="float" office:value="-37.47" calcext:value-type="float">
            <text:p>-37.47</text:p>
          </table:table-cell>
          <table:table-cell office:value-type="float" office:value="-38.41" calcext:value-type="float">
            <text:p>-38.41</text:p>
          </table:table-cell>
          <table:table-cell office:value-type="float" office:value="-39.31" calcext:value-type="float">
            <text:p>-39.31</text:p>
          </table:table-cell>
          <table:table-cell office:value-type="float" office:value="-36.87" calcext:value-type="float">
            <text:p>-36.87</text:p>
          </table:table-cell>
          <table:table-cell office:value-type="float" office:value="-37.224" calcext:value-type="float">
            <text:p>-37.224</text:p>
          </table:table-cell>
          <table:table-cell office:value-type="float" office:value="0.9821" calcext:value-type="float">
            <text:p>0.9821</text:p>
          </table:table-cell>
          <table:table-cell office:value-type="float" office:value="0.9645" calcext:value-type="float">
            <text:p>0.9645</text:p>
          </table:table-cell>
          <table:table-cell office:value-type="string" calcext:value-type="string">
            <text:p><text:s/>A</text:p>
          </table:table-cell>
          <table:table-cell office:value-type="float" office:value="50" calcext:value-type="float">
            <text:p>50</text:p>
          </table:table-cell>
          <table:table-cell office:value-type="float" office:value="-37.224" calcext:value-type="float">
            <text:p>-37.224</text:p>
          </table:table-cell>
          <table:table-cell office:value-type="float" office:value="0.9821" calcext:value-type="float">
            <text:p>0.9821</text:p>
          </table:table-cell>
          <table:table-cell office:value-type="float" office:value="0.9645" calcext:value-type="float">
            <text:p>0.9645</text:p>
          </table:table-cell>
          <table:table-cell office:value-type="string" calcext:value-type="string">
            <text:p><text:s/>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57.04" calcext:value-type="float">
            <text:p>-57.04</text:p>
          </table:table-cell>
          <table:table-cell office:value-type="float" office:value="-60.59" calcext:value-type="float">
            <text:p>-60.59</text:p>
          </table:table-cell>
          <table:table-cell office:value-type="float" office:value="-59.12" calcext:value-type="float">
            <text:p>-59.12</text:p>
          </table:table-cell>
          <table:table-cell office:value-type="float" office:value="-60.44" calcext:value-type="float">
            <text:p>-60.44</text:p>
          </table:table-cell>
          <table:table-cell office:value-type="float" office:value="-61.14" calcext:value-type="float">
            <text:p>-61.14</text:p>
          </table:table-cell>
          <table:table-cell office:value-type="float" office:value="-58.47" calcext:value-type="float">
            <text:p>-58.47</text:p>
          </table:table-cell>
          <table:table-cell office:value-type="float" office:value="-61.93" calcext:value-type="float">
            <text:p>-61.93</text:p>
          </table:table-cell>
          <table:table-cell office:value-type="float" office:value="-60.76" calcext:value-type="float">
            <text:p>-60.76</text:p>
          </table:table-cell>
          <table:table-cell office:value-type="float" office:value="-59.92" calcext:value-type="float">
            <text:p>-59.92</text:p>
          </table:table-cell>
          <table:table-cell office:value-type="float" office:value="-61.13" calcext:value-type="float">
            <text:p>-61.13</text:p>
          </table:table-cell>
          <table:table-cell office:value-type="float" office:value="-60.46" calcext:value-type="float">
            <text:p>-60.46</text:p>
          </table:table-cell>
          <table:table-cell office:value-type="float" office:value="-61.12" calcext:value-type="float">
            <text:p>-61.12</text:p>
          </table:table-cell>
          <table:table-cell office:value-type="float" office:value="-60.72" calcext:value-type="float">
            <text:p>-60.72</text:p>
          </table:table-cell>
          <table:table-cell office:value-type="float" office:value="-60.41" calcext:value-type="float">
            <text:p>-60.41</text:p>
          </table:table-cell>
          <table:table-cell office:value-type="float" office:value="-60.9" calcext:value-type="float">
            <text:p>-60.9</text:p>
          </table:table-cell>
          <table:table-cell office:value-type="float" office:value="-59.69" calcext:value-type="float">
            <text:p>-59.69</text:p>
          </table:table-cell>
          <table:table-cell office:value-type="float" office:value="-60.72" calcext:value-type="float">
            <text:p>-60.72</text:p>
          </table:table-cell>
          <table:table-cell office:value-type="float" office:value="-60.93" calcext:value-type="float">
            <text:p>-60.93</text:p>
          </table:table-cell>
          <table:table-cell office:value-type="float" office:value="-59.05" calcext:value-type="float">
            <text:p>-59.05</text:p>
          </table:table-cell>
          <table:table-cell office:value-type="float" office:value="-60.8" calcext:value-type="float">
            <text:p>-60.8</text:p>
          </table:table-cell>
          <table:table-cell office:value-type="float" office:value="-60.76" calcext:value-type="float">
            <text:p>-60.76</text:p>
          </table:table-cell>
          <table:table-cell office:value-type="float" office:value="-60.46" calcext:value-type="float">
            <text:p>-60.46</text:p>
          </table:table-cell>
          <table:table-cell office:value-type="float" office:value="-60.54" calcext:value-type="float">
            <text:p>-60.54</text:p>
          </table:table-cell>
          <table:table-cell office:value-type="float" office:value="-60.69" calcext:value-type="float">
            <text:p>-60.69</text:p>
          </table:table-cell>
          <table:table-cell office:value-type="float" office:value="-60.35" calcext:value-type="float">
            <text:p>-60.35</text:p>
          </table:table-cell>
          <table:table-cell office:value-type="float" office:value="-60.65" calcext:value-type="float">
            <text:p>-60.65</text:p>
          </table:table-cell>
          <table:table-cell office:value-type="float" office:value="-60.85" calcext:value-type="float">
            <text:p>-60.85</text:p>
          </table:table-cell>
          <table:table-cell office:value-type="float" office:value="-60.83" calcext:value-type="float">
            <text:p>-60.83</text:p>
          </table:table-cell>
          <table:table-cell office:value-type="float" office:value="-59.54" calcext:value-type="float">
            <text:p>-59.54</text:p>
          </table:table-cell>
          <table:table-cell office:value-type="float" office:value="-61.18" calcext:value-type="float">
            <text:p>-61.18</text:p>
          </table:table-cell>
          <table:table-cell office:value-type="float" office:value="-60.373" calcext:value-type="float">
            <text:p>-60.373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8744" calcext:value-type="float">
            <text:p>0.8744</text:p>
          </table:table-cell>
          <table:table-cell office:value-type="string" calcext:value-type="string">
            <text:p><text:s/>B</text:p>
          </table:table-cell>
          <table:table-cell office:value-type="float" office:value="55" calcext:value-type="float">
            <text:p>55</text:p>
          </table:table-cell>
          <table:table-cell office:value-type="float" office:value="-60.373" calcext:value-type="float">
            <text:p>-60.373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8744" calcext:value-type="float">
            <text:p>0.8744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8.06" calcext:value-type="float">
            <text:p>-58.06</text:p>
          </table:table-cell>
          <table:table-cell office:value-type="float" office:value="-59.03" calcext:value-type="float">
            <text:p>-59.03</text:p>
          </table:table-cell>
          <table:table-cell office:value-type="float" office:value="-58.58" calcext:value-type="float">
            <text:p>-58.58</text:p>
          </table:table-cell>
          <table:table-cell office:value-type="float" office:value="-58.49" calcext:value-type="float">
            <text:p>-58.49</text:p>
          </table:table-cell>
          <table:table-cell office:value-type="float" office:value="-58.26" calcext:value-type="float">
            <text:p>-58.26</text:p>
          </table:table-cell>
          <table:table-cell office:value-type="float" office:value="-58.28" calcext:value-type="float">
            <text:p>-58.28</text:p>
          </table:table-cell>
          <table:table-cell office:value-type="float" office:value="-58.75" calcext:value-type="float">
            <text:p>-58.75</text:p>
          </table:table-cell>
          <table:table-cell office:value-type="float" office:value="-59.61" calcext:value-type="float">
            <text:p>-59.61</text:p>
          </table:table-cell>
          <table:table-cell office:value-type="float" office:value="-58.42" calcext:value-type="float">
            <text:p>-58.42</text:p>
          </table:table-cell>
          <table:table-cell office:value-type="float" office:value="-58.77" calcext:value-type="float">
            <text:p>-58.77</text:p>
          </table:table-cell>
          <table:table-cell office:value-type="float" office:value="-58.2" calcext:value-type="float">
            <text:p>-58.2</text:p>
          </table:table-cell>
          <table:table-cell office:value-type="float" office:value="-58.62" calcext:value-type="float">
            <text:p>-58.62</text:p>
          </table:table-cell>
          <table:table-cell office:value-type="float" office:value="-58.39" calcext:value-type="float">
            <text:p>-58.39</text:p>
          </table:table-cell>
          <table:table-cell office:value-type="float" office:value="-58.3" calcext:value-type="float">
            <text:p>-58.3</text:p>
          </table:table-cell>
          <table:table-cell office:value-type="float" office:value="-58.79" calcext:value-type="float">
            <text:p>-58.79</text:p>
          </table:table-cell>
          <table:table-cell office:value-type="float" office:value="-58.13" calcext:value-type="float">
            <text:p>-58.13</text:p>
          </table:table-cell>
          <table:table-cell office:value-type="float" office:value="-58.75" calcext:value-type="float">
            <text:p>-58.75</text:p>
          </table:table-cell>
          <table:table-cell office:value-type="float" office:value="-59.15" calcext:value-type="float">
            <text:p>-59.15</text:p>
          </table:table-cell>
          <table:table-cell office:value-type="float" office:value="-58.65" calcext:value-type="float">
            <text:p>-58.65</text:p>
          </table:table-cell>
          <table:table-cell office:value-type="float" office:value="-57.95" calcext:value-type="float">
            <text:p>-57.95</text:p>
          </table:table-cell>
          <table:table-cell office:value-type="float" office:value="-58.44" calcext:value-type="float">
            <text:p>-58.44</text:p>
          </table:table-cell>
          <table:table-cell office:value-type="float" office:value="-59.22" calcext:value-type="float">
            <text:p>-59.22</text:p>
          </table:table-cell>
          <table:table-cell office:value-type="float" office:value="-58.66" calcext:value-type="float">
            <text:p>-58.66</text:p>
          </table:table-cell>
          <table:table-cell office:value-type="float" office:value="-58.76" calcext:value-type="float">
            <text:p>-58.76</text:p>
          </table:table-cell>
          <table:table-cell office:value-type="float" office:value="-58.87" calcext:value-type="float">
            <text:p>-58.87</text:p>
          </table:table-cell>
          <table:table-cell office:value-type="float" office:value="-58.66" calcext:value-type="float">
            <text:p>-58.66</text:p>
          </table:table-cell>
          <table:table-cell office:value-type="float" office:value="-57.72" calcext:value-type="float">
            <text:p>-57.72</text:p>
          </table:table-cell>
          <table:table-cell office:value-type="float" office:value="-58.8" calcext:value-type="float">
            <text:p>-58.8</text:p>
          </table:table-cell>
          <table:table-cell office:value-type="float" office:value="-57.88" calcext:value-type="float">
            <text:p>-57.88</text:p>
          </table:table-cell>
          <table:table-cell office:value-type="float" office:value="-58.47" calcext:value-type="float">
            <text:p>-58.47</text:p>
          </table:table-cell>
          <table:table-cell office:value-type="float" office:value="-58.5553" calcext:value-type="float">
            <text:p>-58.5553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1639" calcext:value-type="float">
            <text:p>0.1639</text:p>
          </table:table-cell>
          <table:table-cell office:value-type="string" calcext:value-type="string">
            <text:p><text:s/>B</text:p>
          </table:table-cell>
          <table:table-cell office:value-type="float" office:value="60" calcext:value-type="float">
            <text:p>60</text:p>
          </table:table-cell>
          <table:table-cell office:value-type="float" office:value="-58.5553" calcext:value-type="float">
            <text:p>-58.5553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1639" calcext:value-type="float">
            <text:p>0.1639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56.55" calcext:value-type="float">
            <text:p>-56.55</text:p>
          </table:table-cell>
          <table:table-cell office:value-type="float" office:value="-56.5" calcext:value-type="float">
            <text:p>-56.5</text:p>
          </table:table-cell>
          <table:table-cell office:value-type="float" office:value="-56.87" calcext:value-type="float">
            <text:p>-56.87</text:p>
          </table:table-cell>
          <table:table-cell office:value-type="float" office:value="-57.36" calcext:value-type="float">
            <text:p>-57.36</text:p>
          </table:table-cell>
          <table:table-cell office:value-type="float" office:value="-56.75" calcext:value-type="float">
            <text:p>-56.75</text:p>
          </table:table-cell>
          <table:table-cell office:value-type="float" office:value="-56.89" calcext:value-type="float">
            <text:p>-56.89</text:p>
          </table:table-cell>
          <table:table-cell office:value-type="float" office:value="-55.85" calcext:value-type="float">
            <text:p>-55.85</text:p>
          </table:table-cell>
          <table:table-cell office:value-type="float" office:value="-57.27" calcext:value-type="float">
            <text:p>-57.27</text:p>
          </table:table-cell>
          <table:table-cell office:value-type="float" office:value="-55.93" calcext:value-type="float">
            <text:p>-55.93</text:p>
          </table:table-cell>
          <table:table-cell office:value-type="float" office:value="-57.14" calcext:value-type="float">
            <text:p>-57.14</text:p>
          </table:table-cell>
          <table:table-cell office:value-type="float" office:value="-56.78" calcext:value-type="float">
            <text:p>-56.78</text:p>
          </table:table-cell>
          <table:table-cell office:value-type="float" office:value="-56.19" calcext:value-type="float">
            <text:p>-56.19</text:p>
          </table:table-cell>
          <table:table-cell office:value-type="float" office:value="-57.11" calcext:value-type="float">
            <text:p>-57.11</text:p>
          </table:table-cell>
          <table:table-cell office:value-type="float" office:value="-56.87" calcext:value-type="float">
            <text:p>-56.87</text:p>
          </table:table-cell>
          <table:table-cell office:value-type="float" office:value="-56.7" calcext:value-type="float">
            <text:p>-56.7</text:p>
          </table:table-cell>
          <table:table-cell office:value-type="float" office:value="-56.8" calcext:value-type="float">
            <text:p>-56.8</text:p>
          </table:table-cell>
          <table:table-cell office:value-type="float" office:value="-56.64" calcext:value-type="float">
            <text:p>-56.64</text:p>
          </table:table-cell>
          <table:table-cell office:value-type="float" office:value="-56.49" calcext:value-type="float">
            <text:p>-56.49</text:p>
          </table:table-cell>
          <table:table-cell office:value-type="float" office:value="-57.33" calcext:value-type="float">
            <text:p>-57.33</text:p>
          </table:table-cell>
          <table:table-cell office:value-type="float" office:value="-56.2" calcext:value-type="float">
            <text:p>-56.2</text:p>
          </table:table-cell>
          <table:table-cell office:value-type="float" office:value="-57.08" calcext:value-type="float">
            <text:p>-57.08</text:p>
          </table:table-cell>
          <table:table-cell office:value-type="float" office:value="-57.02" calcext:value-type="float">
            <text:p>-57.02</text:p>
          </table:table-cell>
          <table:table-cell office:value-type="float" office:value="-56.84" calcext:value-type="float">
            <text:p>-56.84</text:p>
          </table:table-cell>
          <table:table-cell office:value-type="float" office:value="-56.67" calcext:value-type="float">
            <text:p>-56.67</text:p>
          </table:table-cell>
          <table:table-cell office:value-type="float" office:value="-56.75" calcext:value-type="float">
            <text:p>-56.75</text:p>
          </table:table-cell>
          <table:table-cell office:value-type="float" office:value="-56.28" calcext:value-type="float">
            <text:p>-56.28</text:p>
          </table:table-cell>
          <table:table-cell office:value-type="float" office:value="-56.42" calcext:value-type="float">
            <text:p>-56.42</text:p>
          </table:table-cell>
          <table:table-cell office:value-type="float" office:value="-56.52" calcext:value-type="float">
            <text:p>-56.52</text:p>
          </table:table-cell>
          <table:table-cell office:value-type="float" office:value="-56.36" calcext:value-type="float">
            <text:p>-56.36</text:p>
          </table:table-cell>
          <table:table-cell office:value-type="float" office:value="-57.05" calcext:value-type="float">
            <text:p>-57.05</text:p>
          </table:table-cell>
          <table:table-cell office:value-type="float" office:value="-56.707" calcext:value-type="float">
            <text:p>-56.707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1454" calcext:value-type="float">
            <text:p>0.1454</text:p>
          </table:table-cell>
          <table:table-cell office:value-type="string" calcext:value-type="string">
            <text:p><text:s/>B</text:p>
          </table:table-cell>
          <table:table-cell office:value-type="float" office:value="65" calcext:value-type="float">
            <text:p>65</text:p>
          </table:table-cell>
          <table:table-cell office:value-type="float" office:value="-56.707" calcext:value-type="float">
            <text:p>-56.707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1454" calcext:value-type="float">
            <text:p>0.1454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50.91" calcext:value-type="float">
            <text:p>-50.91</text:p>
          </table:table-cell>
          <table:table-cell office:value-type="float" office:value="-50.67" calcext:value-type="float">
            <text:p>-50.67</text:p>
          </table:table-cell>
          <table:table-cell office:value-type="float" office:value="-50.56" calcext:value-type="float">
            <text:p>-50.56</text:p>
          </table:table-cell>
          <table:table-cell office:value-type="float" office:value="-50.42" calcext:value-type="float">
            <text:p>-50.42</text:p>
          </table:table-cell>
          <table:table-cell office:value-type="float" office:value="-50.84" calcext:value-type="float">
            <text:p>-50.84</text:p>
          </table:table-cell>
          <table:table-cell office:value-type="float" office:value="-51.28" calcext:value-type="float">
            <text:p>-51.28</text:p>
          </table:table-cell>
          <table:table-cell office:value-type="float" office:value="-51.1" calcext:value-type="float">
            <text:p>-51.1</text:p>
          </table:table-cell>
          <table:table-cell office:value-type="float" office:value="-50.63" calcext:value-type="float">
            <text:p>-50.63</text:p>
          </table:table-cell>
          <table:table-cell office:value-type="float" office:value="-50.76" calcext:value-type="float">
            <text:p>-50.76</text:p>
          </table:table-cell>
          <table:table-cell office:value-type="float" office:value="-50.56" calcext:value-type="float">
            <text:p>-50.56</text:p>
          </table:table-cell>
          <table:table-cell office:value-type="float" office:value="-50.79" calcext:value-type="float">
            <text:p>-50.79</text:p>
          </table:table-cell>
          <table:table-cell office:value-type="float" office:value="-51.57" calcext:value-type="float">
            <text:p>-51.57</text:p>
          </table:table-cell>
          <table:table-cell office:value-type="float" office:value="-50.69" calcext:value-type="float">
            <text:p>-50.69</text:p>
          </table:table-cell>
          <table:table-cell office:value-type="float" office:value="-50.43" calcext:value-type="float">
            <text:p>-50.43</text:p>
          </table:table-cell>
          <table:table-cell office:value-type="float" office:value="-51.05" calcext:value-type="float">
            <text:p>-51.05</text:p>
          </table:table-cell>
          <table:table-cell office:value-type="float" office:value="-50.57" calcext:value-type="float">
            <text:p>-50.57</text:p>
          </table:table-cell>
          <table:table-cell office:value-type="float" office:value="-50.52" calcext:value-type="float">
            <text:p>-50.52</text:p>
          </table:table-cell>
          <table:table-cell office:value-type="float" office:value="-50.62" calcext:value-type="float">
            <text:p>-50.62</text:p>
          </table:table-cell>
          <table:table-cell office:value-type="float" office:value="-50.75" calcext:value-type="float">
            <text:p>-50.75</text:p>
          </table:table-cell>
          <table:table-cell table:number-columns-repeated="2" office:value-type="float" office:value="-50.89" calcext:value-type="float">
            <text:p>-50.89</text:p>
          </table:table-cell>
          <table:table-cell office:value-type="float" office:value="-50.67" calcext:value-type="float">
            <text:p>-50.67</text:p>
          </table:table-cell>
          <table:table-cell office:value-type="float" office:value="-50.6" calcext:value-type="float">
            <text:p>-50.6</text:p>
          </table:table-cell>
          <table:table-cell office:value-type="float" office:value="-50.96" calcext:value-type="float">
            <text:p>-50.96</text:p>
          </table:table-cell>
          <table:table-cell office:value-type="float" office:value="-50.67" calcext:value-type="float">
            <text:p>-50.67</text:p>
          </table:table-cell>
          <table:table-cell office:value-type="float" office:value="-50.77" calcext:value-type="float">
            <text:p>-50.77</text:p>
          </table:table-cell>
          <table:table-cell office:value-type="float" office:value="-50.71" calcext:value-type="float">
            <text:p>-50.71</text:p>
          </table:table-cell>
          <table:table-cell office:value-type="float" office:value="-50.81" calcext:value-type="float">
            <text:p>-50.81</text:p>
          </table:table-cell>
          <table:table-cell office:value-type="float" office:value="-50.85" calcext:value-type="float">
            <text:p>-50.85</text:p>
          </table:table-cell>
          <table:table-cell office:value-type="float" office:value="-50.62" calcext:value-type="float">
            <text:p>-50.62</text:p>
          </table:table-cell>
          <table:table-cell office:value-type="float" office:value="-50.772" calcext:value-type="float">
            <text:p>-50.772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0583" calcext:value-type="float">
            <text:p>0.0583</text:p>
          </table:table-cell>
          <table:table-cell office:value-type="string" calcext:value-type="string">
            <text:p><text:s/>B</text:p>
          </table:table-cell>
          <table:table-cell office:value-type="float" office:value="70" calcext:value-type="float">
            <text:p>70</text:p>
          </table:table-cell>
          <table:table-cell office:value-type="float" office:value="-50.772" calcext:value-type="float">
            <text:p>-50.772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0583" calcext:value-type="float">
            <text:p>0.0583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4.98" calcext:value-type="float">
            <text:p>-44.98</text:p>
          </table:table-cell>
          <table:table-cell office:value-type="float" office:value="-45.06" calcext:value-type="float">
            <text:p>-45.06</text:p>
          </table:table-cell>
          <table:table-cell office:value-type="float" office:value="-44.56" calcext:value-type="float">
            <text:p>-44.56</text:p>
          </table:table-cell>
          <table:table-cell office:value-type="float" office:value="-44.82" calcext:value-type="float">
            <text:p>-44.82</text:p>
          </table:table-cell>
          <table:table-cell office:value-type="float" office:value="-44.65" calcext:value-type="float">
            <text:p>-44.65</text:p>
          </table:table-cell>
          <table:table-cell office:value-type="float" office:value="-44.49" calcext:value-type="float">
            <text:p>-44.49</text:p>
          </table:table-cell>
          <table:table-cell office:value-type="float" office:value="-44.76" calcext:value-type="float">
            <text:p>-44.76</text:p>
          </table:table-cell>
          <table:table-cell office:value-type="float" office:value="-44.68" calcext:value-type="float">
            <text:p>-44.68</text:p>
          </table:table-cell>
          <table:table-cell office:value-type="float" office:value="-45.44" calcext:value-type="float">
            <text:p>-45.44</text:p>
          </table:table-cell>
          <table:table-cell office:value-type="float" office:value="-44.95" calcext:value-type="float">
            <text:p>-44.95</text:p>
          </table:table-cell>
          <table:table-cell office:value-type="float" office:value="-44.73" calcext:value-type="float">
            <text:p>-44.73</text:p>
          </table:table-cell>
          <table:table-cell office:value-type="float" office:value="-44.53" calcext:value-type="float">
            <text:p>-44.53</text:p>
          </table:table-cell>
          <table:table-cell office:value-type="float" office:value="-44.73" calcext:value-type="float">
            <text:p>-44.73</text:p>
          </table:table-cell>
          <table:table-cell office:value-type="float" office:value="-44.64" calcext:value-type="float">
            <text:p>-44.64</text:p>
          </table:table-cell>
          <table:table-cell office:value-type="float" office:value="-44.83" calcext:value-type="float">
            <text:p>-44.83</text:p>
          </table:table-cell>
          <table:table-cell office:value-type="float" office:value="-44.6" calcext:value-type="float">
            <text:p>-44.6</text:p>
          </table:table-cell>
          <table:table-cell office:value-type="float" office:value="-44.65" calcext:value-type="float">
            <text:p>-44.65</text:p>
          </table:table-cell>
          <table:table-cell office:value-type="float" office:value="-43.92" calcext:value-type="float">
            <text:p>-43.92</text:p>
          </table:table-cell>
          <table:table-cell office:value-type="float" office:value="-45.23" calcext:value-type="float">
            <text:p>-45.23</text:p>
          </table:table-cell>
          <table:table-cell office:value-type="float" office:value="-44.65" calcext:value-type="float">
            <text:p>-44.65</text:p>
          </table:table-cell>
          <table:table-cell office:value-type="float" office:value="-44.72" calcext:value-type="float">
            <text:p>-44.72</text:p>
          </table:table-cell>
          <table:table-cell office:value-type="float" office:value="-44.73" calcext:value-type="float">
            <text:p>-44.73</text:p>
          </table:table-cell>
          <table:table-cell office:value-type="float" office:value="-44.64" calcext:value-type="float">
            <text:p>-44.64</text:p>
          </table:table-cell>
          <table:table-cell office:value-type="float" office:value="-44.56" calcext:value-type="float">
            <text:p>-44.56</text:p>
          </table:table-cell>
          <table:table-cell office:value-type="float" office:value="-44.72" calcext:value-type="float">
            <text:p>-44.72</text:p>
          </table:table-cell>
          <table:table-cell office:value-type="float" office:value="-44.29" calcext:value-type="float">
            <text:p>-44.29</text:p>
          </table:table-cell>
          <table:table-cell office:value-type="float" office:value="-44.63" calcext:value-type="float">
            <text:p>-44.63</text:p>
          </table:table-cell>
          <table:table-cell office:value-type="float" office:value="-45.29" calcext:value-type="float">
            <text:p>-45.29</text:p>
          </table:table-cell>
          <table:table-cell office:value-type="float" office:value="-44.51" calcext:value-type="float">
            <text:p>-44.51</text:p>
          </table:table-cell>
          <table:table-cell office:value-type="float" office:value="-44.64" calcext:value-type="float">
            <text:p>-44.64</text:p>
          </table:table-cell>
          <table:table-cell office:value-type="float" office:value="-44.721" calcext:value-type="float">
            <text:p>-44.721</text:p>
          </table:table-cell>
          <table:table-cell office:value-type="float" office:value="0.2846" calcext:value-type="float">
            <text:p>0.2846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<text:s/>B</text:p>
          </table:table-cell>
          <table:table-cell office:value-type="float" office:value="75" calcext:value-type="float">
            <text:p>75</text:p>
          </table:table-cell>
          <table:table-cell office:value-type="float" office:value="-44.721" calcext:value-type="float">
            <text:p>-44.721</text:p>
          </table:table-cell>
          <table:table-cell office:value-type="float" office:value="0.2846" calcext:value-type="float">
            <text:p>0.2846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3.76" calcext:value-type="float">
            <text:p>-43.76</text:p>
          </table:table-cell>
          <table:table-cell office:value-type="float" office:value="-43.55" calcext:value-type="float">
            <text:p>-43.55</text:p>
          </table:table-cell>
          <table:table-cell office:value-type="float" office:value="-43.59" calcext:value-type="float">
            <text:p>-43.59</text:p>
          </table:table-cell>
          <table:table-cell office:value-type="float" office:value="-43.48" calcext:value-type="float">
            <text:p>-43.48</text:p>
          </table:table-cell>
          <table:table-cell office:value-type="float" office:value="-44.16" calcext:value-type="float">
            <text:p>-44.16</text:p>
          </table:table-cell>
          <table:table-cell office:value-type="float" office:value="-43.39" calcext:value-type="float">
            <text:p>-43.39</text:p>
          </table:table-cell>
          <table:table-cell office:value-type="float" office:value="-43.66" calcext:value-type="float">
            <text:p>-43.66</text:p>
          </table:table-cell>
          <table:table-cell office:value-type="float" office:value="-43.4" calcext:value-type="float">
            <text:p>-43.4</text:p>
          </table:table-cell>
          <table:table-cell office:value-type="float" office:value="-43.38" calcext:value-type="float">
            <text:p>-43.38</text:p>
          </table:table-cell>
          <table:table-cell office:value-type="float" office:value="-43.55" calcext:value-type="float">
            <text:p>-43.55</text:p>
          </table:table-cell>
          <table:table-cell office:value-type="float" office:value="-43.5" calcext:value-type="float">
            <text:p>-43.5</text:p>
          </table:table-cell>
          <table:table-cell office:value-type="float" office:value="-43.35" calcext:value-type="float">
            <text:p>-43.35</text:p>
          </table:table-cell>
          <table:table-cell office:value-type="float" office:value="-43.65" calcext:value-type="float">
            <text:p>-43.65</text:p>
          </table:table-cell>
          <table:table-cell office:value-type="float" office:value="-43.62" calcext:value-type="float">
            <text:p>-43.62</text:p>
          </table:table-cell>
          <table:table-cell office:value-type="float" office:value="-43.78" calcext:value-type="float">
            <text:p>-43.78</text:p>
          </table:table-cell>
          <table:table-cell office:value-type="float" office:value="-43.45" calcext:value-type="float">
            <text:p>-43.45</text:p>
          </table:table-cell>
          <table:table-cell office:value-type="float" office:value="-43.69" calcext:value-type="float">
            <text:p>-43.69</text:p>
          </table:table-cell>
          <table:table-cell office:value-type="float" office:value="-43.63" calcext:value-type="float">
            <text:p>-43.63</text:p>
          </table:table-cell>
          <table:table-cell office:value-type="float" office:value="-43.33" calcext:value-type="float">
            <text:p>-43.33</text:p>
          </table:table-cell>
          <table:table-cell office:value-type="float" office:value="-43.58" calcext:value-type="float">
            <text:p>-43.58</text:p>
          </table:table-cell>
          <table:table-cell office:value-type="float" office:value="-43.44" calcext:value-type="float">
            <text:p>-43.44</text:p>
          </table:table-cell>
          <table:table-cell office:value-type="float" office:value="-43.81" calcext:value-type="float">
            <text:p>-43.81</text:p>
          </table:table-cell>
          <table:table-cell office:value-type="float" office:value="-43.39" calcext:value-type="float">
            <text:p>-43.39</text:p>
          </table:table-cell>
          <table:table-cell office:value-type="float" office:value="-43.9" calcext:value-type="float">
            <text:p>-43.9</text:p>
          </table:table-cell>
          <table:table-cell office:value-type="float" office:value="-43.59" calcext:value-type="float">
            <text:p>-43.59</text:p>
          </table:table-cell>
          <table:table-cell office:value-type="float" office:value="-43.57" calcext:value-type="float">
            <text:p>-43.57</text:p>
          </table:table-cell>
          <table:table-cell office:value-type="float" office:value="-43.53" calcext:value-type="float">
            <text:p>-43.53</text:p>
          </table:table-cell>
          <table:table-cell office:value-type="float" office:value="-43.38" calcext:value-type="float">
            <text:p>-43.38</text:p>
          </table:table-cell>
          <table:table-cell office:value-type="float" office:value="-43.49" calcext:value-type="float">
            <text:p>-43.49</text:p>
          </table:table-cell>
          <table:table-cell office:value-type="float" office:value="-43.39" calcext:value-type="float">
            <text:p>-43.39</text:p>
          </table:table-cell>
          <table:table-cell office:value-type="float" office:value="-43.5663" calcext:value-type="float">
            <text:p>-43.566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0329" calcext:value-type="float">
            <text:p>0.0329</text:p>
          </table:table-cell>
          <table:table-cell office:value-type="string" calcext:value-type="string">
            <text:p><text:s/>B</text:p>
          </table:table-cell>
          <table:table-cell office:value-type="float" office:value="80" calcext:value-type="float">
            <text:p>80</text:p>
          </table:table-cell>
          <table:table-cell office:value-type="float" office:value="-43.5663" calcext:value-type="float">
            <text:p>-43.566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0329" calcext:value-type="float">
            <text:p>0.0329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3.46" calcext:value-type="float">
            <text:p>-43.46</text:p>
          </table:table-cell>
          <table:table-cell office:value-type="float" office:value="-43.28" calcext:value-type="float">
            <text:p>-43.28</text:p>
          </table:table-cell>
          <table:table-cell office:value-type="float" office:value="-42.98" calcext:value-type="float">
            <text:p>-42.98</text:p>
          </table:table-cell>
          <table:table-cell office:value-type="float" office:value="-43.23" calcext:value-type="float">
            <text:p>-43.23</text:p>
          </table:table-cell>
          <table:table-cell office:value-type="float" office:value="-43.03" calcext:value-type="float">
            <text:p>-43.03</text:p>
          </table:table-cell>
          <table:table-cell office:value-type="float" office:value="-43.02" calcext:value-type="float">
            <text:p>-43.02</text:p>
          </table:table-cell>
          <table:table-cell office:value-type="float" office:value="-43.3" calcext:value-type="float">
            <text:p>-43.3</text:p>
          </table:table-cell>
          <table:table-cell office:value-type="float" office:value="-43.17" calcext:value-type="float">
            <text:p>-43.17</text:p>
          </table:table-cell>
          <table:table-cell office:value-type="float" office:value="-43.41" calcext:value-type="float">
            <text:p>-43.41</text:p>
          </table:table-cell>
          <table:table-cell office:value-type="float" office:value="-43.15" calcext:value-type="float">
            <text:p>-43.15</text:p>
          </table:table-cell>
          <table:table-cell office:value-type="float" office:value="-43.02" calcext:value-type="float">
            <text:p>-43.02</text:p>
          </table:table-cell>
          <table:table-cell office:value-type="float" office:value="-43.2" calcext:value-type="float">
            <text:p>-43.2</text:p>
          </table:table-cell>
          <table:table-cell office:value-type="float" office:value="-43.17" calcext:value-type="float">
            <text:p>-43.17</text:p>
          </table:table-cell>
          <table:table-cell office:value-type="float" office:value="-43.08" calcext:value-type="float">
            <text:p>-43.08</text:p>
          </table:table-cell>
          <table:table-cell office:value-type="float" office:value="-43.33" calcext:value-type="float">
            <text:p>-43.33</text:p>
          </table:table-cell>
          <table:table-cell office:value-type="float" office:value="-43.1" calcext:value-type="float">
            <text:p>-43.1</text:p>
          </table:table-cell>
          <table:table-cell office:value-type="float" office:value="-43.9" calcext:value-type="float">
            <text:p>-43.9</text:p>
          </table:table-cell>
          <table:table-cell office:value-type="float" office:value="-43.4" calcext:value-type="float">
            <text:p>-43.4</text:p>
          </table:table-cell>
          <table:table-cell office:value-type="float" office:value="-43.19" calcext:value-type="float">
            <text:p>-43.19</text:p>
          </table:table-cell>
          <table:table-cell office:value-type="float" office:value="-42.88" calcext:value-type="float">
            <text:p>-42.88</text:p>
          </table:table-cell>
          <table:table-cell office:value-type="float" office:value="-43.19" calcext:value-type="float">
            <text:p>-43.19</text:p>
          </table:table-cell>
          <table:table-cell office:value-type="float" office:value="-43.18" calcext:value-type="float">
            <text:p>-43.18</text:p>
          </table:table-cell>
          <table:table-cell office:value-type="float" office:value="-43.1" calcext:value-type="float">
            <text:p>-43.1</text:p>
          </table:table-cell>
          <table:table-cell office:value-type="float" office:value="-42.91" calcext:value-type="float">
            <text:p>-42.91</text:p>
          </table:table-cell>
          <table:table-cell office:value-type="float" office:value="-43.23" calcext:value-type="float">
            <text:p>-43.23</text:p>
          </table:table-cell>
          <table:table-cell office:value-type="float" office:value="-43.48" calcext:value-type="float">
            <text:p>-43.48</text:p>
          </table:table-cell>
          <table:table-cell office:value-type="float" office:value="-43.75" calcext:value-type="float">
            <text:p>-43.75</text:p>
          </table:table-cell>
          <table:table-cell office:value-type="float" office:value="-43.15" calcext:value-type="float">
            <text:p>-43.15</text:p>
          </table:table-cell>
          <table:table-cell office:value-type="float" office:value="-43.36" calcext:value-type="float">
            <text:p>-43.36</text:p>
          </table:table-cell>
          <table:table-cell office:value-type="float" office:value="-43.07" calcext:value-type="float">
            <text:p>-43.07</text:p>
          </table:table-cell>
          <table:table-cell office:value-type="float" office:value="-43.224" calcext:value-type="float">
            <text:p>-43.224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0484" calcext:value-type="float">
            <text:p>0.0484</text:p>
          </table:table-cell>
          <table:table-cell office:value-type="string" calcext:value-type="string">
            <text:p><text:s/>B</text:p>
          </table:table-cell>
          <table:table-cell office:value-type="float" office:value="85" calcext:value-type="float">
            <text:p>85</text:p>
          </table:table-cell>
          <table:table-cell office:value-type="float" office:value="-43.224" calcext:value-type="float">
            <text:p>-43.224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0484" calcext:value-type="float">
            <text:p>0.0484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1.24" calcext:value-type="float">
            <text:p>-41.24</text:p>
          </table:table-cell>
          <table:table-cell office:value-type="float" office:value="-41.17" calcext:value-type="float">
            <text:p>-41.17</text:p>
          </table:table-cell>
          <table:table-cell office:value-type="float" office:value="-42.12" calcext:value-type="float">
            <text:p>-42.12</text:p>
          </table:table-cell>
          <table:table-cell office:value-type="float" office:value="-41.25" calcext:value-type="float">
            <text:p>-41.25</text:p>
          </table:table-cell>
          <table:table-cell office:value-type="float" office:value="-41.47" calcext:value-type="float">
            <text:p>-41.47</text:p>
          </table:table-cell>
          <table:table-cell office:value-type="float" office:value="-41.88" calcext:value-type="float">
            <text:p>-41.88</text:p>
          </table:table-cell>
          <table:table-cell office:value-type="float" office:value="-41.09" calcext:value-type="float">
            <text:p>-41.09</text:p>
          </table:table-cell>
          <table:table-cell table:number-columns-repeated="2" office:value-type="float" office:value="-41.2" calcext:value-type="float">
            <text:p>-41.2</text:p>
          </table:table-cell>
          <table:table-cell office:value-type="float" office:value="-41.13" calcext:value-type="float">
            <text:p>-41.13</text:p>
          </table:table-cell>
          <table:table-cell office:value-type="float" office:value="-41.34" calcext:value-type="float">
            <text:p>-41.34</text:p>
          </table:table-cell>
          <table:table-cell office:value-type="float" office:value="-41.44" calcext:value-type="float">
            <text:p>-41.44</text:p>
          </table:table-cell>
          <table:table-cell office:value-type="float" office:value="-41.31" calcext:value-type="float">
            <text:p>-41.31</text:p>
          </table:table-cell>
          <table:table-cell office:value-type="float" office:value="-41.16" calcext:value-type="float">
            <text:p>-41.16</text:p>
          </table:table-cell>
          <table:table-cell office:value-type="float" office:value="-41.22" calcext:value-type="float">
            <text:p>-41.22</text:p>
          </table:table-cell>
          <table:table-cell office:value-type="float" office:value="-40.91" calcext:value-type="float">
            <text:p>-40.91</text:p>
          </table:table-cell>
          <table:table-cell office:value-type="float" office:value="-41.21" calcext:value-type="float">
            <text:p>-41.21</text:p>
          </table:table-cell>
          <table:table-cell office:value-type="float" office:value="-41.23" calcext:value-type="float">
            <text:p>-41.23</text:p>
          </table:table-cell>
          <table:table-cell office:value-type="float" office:value="-40.99" calcext:value-type="float">
            <text:p>-40.99</text:p>
          </table:table-cell>
          <table:table-cell office:value-type="float" office:value="-41.23" calcext:value-type="float">
            <text:p>-41.23</text:p>
          </table:table-cell>
          <table:table-cell office:value-type="float" office:value="-41.55" calcext:value-type="float">
            <text:p>-41.55</text:p>
          </table:table-cell>
          <table:table-cell office:value-type="float" office:value="-41.47" calcext:value-type="float">
            <text:p>-41.47</text:p>
          </table:table-cell>
          <table:table-cell office:value-type="float" office:value="-41.18" calcext:value-type="float">
            <text:p>-41.18</text:p>
          </table:table-cell>
          <table:table-cell office:value-type="float" office:value="-41.33" calcext:value-type="float">
            <text:p>-41.33</text:p>
          </table:table-cell>
          <table:table-cell office:value-type="float" office:value="-41" calcext:value-type="float">
            <text:p>-41</text:p>
          </table:table-cell>
          <table:table-cell office:value-type="float" office:value="-41.07" calcext:value-type="float">
            <text:p>-41.07</text:p>
          </table:table-cell>
          <table:table-cell office:value-type="float" office:value="-41.23" calcext:value-type="float">
            <text:p>-41.23</text:p>
          </table:table-cell>
          <table:table-cell office:value-type="float" office:value="-41.25" calcext:value-type="float">
            <text:p>-41.25</text:p>
          </table:table-cell>
          <table:table-cell table:number-columns-repeated="2" office:value-type="float" office:value="-41.33" calcext:value-type="float">
            <text:p>-41.33</text:p>
          </table:table-cell>
          <table:table-cell office:value-type="float" office:value="-41.2843" calcext:value-type="float">
            <text:p>-41.2843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0573" calcext:value-type="float">
            <text:p>0.0573</text:p>
          </table:table-cell>
          <table:table-cell office:value-type="string" calcext:value-type="string">
            <text:p><text:s/>B</text:p>
          </table:table-cell>
          <table:table-cell office:value-type="float" office:value="90" calcext:value-type="float">
            <text:p>90</text:p>
          </table:table-cell>
          <table:table-cell office:value-type="float" office:value="-41.2843" calcext:value-type="float">
            <text:p>-41.2843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0573" calcext:value-type="float">
            <text:p>0.0573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38.57" calcext:value-type="float">
            <text:p>-38.57</text:p>
          </table:table-cell>
          <table:table-cell office:value-type="float" office:value="-38.72" calcext:value-type="float">
            <text:p>-38.72</text:p>
          </table:table-cell>
          <table:table-cell office:value-type="float" office:value="-38.51" calcext:value-type="float">
            <text:p>-38.51</text:p>
          </table:table-cell>
          <table:table-cell office:value-type="float" office:value="-38.66" calcext:value-type="float">
            <text:p>-38.66</text:p>
          </table:table-cell>
          <table:table-cell office:value-type="float" office:value="-38.94" calcext:value-type="float">
            <text:p>-38.94</text:p>
          </table:table-cell>
          <table:table-cell office:value-type="float" office:value="-48.37" calcext:value-type="float">
            <text:p>-48.37</text:p>
          </table:table-cell>
          <table:table-cell office:value-type="float" office:value="-38.54" calcext:value-type="float">
            <text:p>-38.54</text:p>
          </table:table-cell>
          <table:table-cell office:value-type="float" office:value="-38.51" calcext:value-type="float">
            <text:p>-38.51</text:p>
          </table:table-cell>
          <table:table-cell office:value-type="float" office:value="-38.66" calcext:value-type="float">
            <text:p>-38.66</text:p>
          </table:table-cell>
          <table:table-cell office:value-type="float" office:value="-38.62" calcext:value-type="float">
            <text:p>-38.62</text:p>
          </table:table-cell>
          <table:table-cell office:value-type="float" office:value="-38.7" calcext:value-type="float">
            <text:p>-38.7</text:p>
          </table:table-cell>
          <table:table-cell office:value-type="float" office:value="-37.97" calcext:value-type="float">
            <text:p>-37.97</text:p>
          </table:table-cell>
          <table:table-cell office:value-type="float" office:value="-38.96" calcext:value-type="float">
            <text:p>-38.96</text:p>
          </table:table-cell>
          <table:table-cell office:value-type="float" office:value="-38.91" calcext:value-type="float">
            <text:p>-38.91</text:p>
          </table:table-cell>
          <table:table-cell office:value-type="float" office:value="-38.5" calcext:value-type="float">
            <text:p>-38.5</text:p>
          </table:table-cell>
          <table:table-cell office:value-type="float" office:value="-38.77" calcext:value-type="float">
            <text:p>-38.77</text:p>
          </table:table-cell>
          <table:table-cell office:value-type="float" office:value="-38.63" calcext:value-type="float">
            <text:p>-38.63</text:p>
          </table:table-cell>
          <table:table-cell office:value-type="float" office:value="-38.69" calcext:value-type="float">
            <text:p>-38.69</text:p>
          </table:table-cell>
          <table:table-cell office:value-type="float" office:value="-38.57" calcext:value-type="float">
            <text:p>-38.57</text:p>
          </table:table-cell>
          <table:table-cell office:value-type="float" office:value="-41.71" calcext:value-type="float">
            <text:p>-41.71</text:p>
          </table:table-cell>
          <table:table-cell office:value-type="float" office:value="-38.61" calcext:value-type="float">
            <text:p>-38.61</text:p>
          </table:table-cell>
          <table:table-cell office:value-type="float" office:value="-39.14" calcext:value-type="float">
            <text:p>-39.14</text:p>
          </table:table-cell>
          <table:table-cell office:value-type="float" office:value="-38.57" calcext:value-type="float">
            <text:p>-38.57</text:p>
          </table:table-cell>
          <table:table-cell office:value-type="float" office:value="-38.9" calcext:value-type="float">
            <text:p>-38.9</text:p>
          </table:table-cell>
          <table:table-cell office:value-type="float" office:value="-38.7" calcext:value-type="float">
            <text:p>-38.7</text:p>
          </table:table-cell>
          <table:table-cell office:value-type="float" office:value="-38.49" calcext:value-type="float">
            <text:p>-38.49</text:p>
          </table:table-cell>
          <table:table-cell office:value-type="float" office:value="-38.53" calcext:value-type="float">
            <text:p>-38.53</text:p>
          </table:table-cell>
          <table:table-cell office:value-type="float" office:value="-38.72" calcext:value-type="float">
            <text:p>-38.72</text:p>
          </table:table-cell>
          <table:table-cell office:value-type="float" office:value="-38.59" calcext:value-type="float">
            <text:p>-38.59</text:p>
          </table:table-cell>
          <table:table-cell office:value-type="float" office:value="-38.84" calcext:value-type="float">
            <text:p>-38.84</text:p>
          </table:table-cell>
          <table:table-cell office:value-type="float" office:value="-39.0867" calcext:value-type="float">
            <text:p>-39.0867</text:p>
          </table:table-cell>
          <table:table-cell office:value-type="float" office:value="1.8197" calcext:value-type="float">
            <text:p>1.8197</text:p>
          </table:table-cell>
          <table:table-cell office:value-type="float" office:value="3.3114" calcext:value-type="float">
            <text:p>3.3114</text:p>
          </table:table-cell>
          <table:table-cell office:value-type="string" calcext:value-type="string">
            <text:p><text:s/>B</text:p>
          </table:table-cell>
          <table:table-cell office:value-type="float" office:value="95" calcext:value-type="float">
            <text:p>95</text:p>
          </table:table-cell>
          <table:table-cell office:value-type="float" office:value="-39.0867" calcext:value-type="float">
            <text:p>-39.0867</text:p>
          </table:table-cell>
          <table:table-cell office:value-type="float" office:value="1.8197" calcext:value-type="float">
            <text:p>1.8197</text:p>
          </table:table-cell>
          <table:table-cell office:value-type="float" office:value="3.3114" calcext:value-type="float">
            <text:p>3.3114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6.17" calcext:value-type="float">
            <text:p>-36.17</text:p>
          </table:table-cell>
          <table:table-cell office:value-type="float" office:value="-36.26" calcext:value-type="float">
            <text:p>-36.26</text:p>
          </table:table-cell>
          <table:table-cell office:value-type="float" office:value="-36.06" calcext:value-type="float">
            <text:p>-36.06</text:p>
          </table:table-cell>
          <table:table-cell office:value-type="float" office:value="-35.31" calcext:value-type="float">
            <text:p>-35.31</text:p>
          </table:table-cell>
          <table:table-cell office:value-type="float" office:value="-36.37" calcext:value-type="float">
            <text:p>-36.37</text:p>
          </table:table-cell>
          <table:table-cell office:value-type="float" office:value="-36.08" calcext:value-type="float">
            <text:p>-36.08</text:p>
          </table:table-cell>
          <table:table-cell office:value-type="float" office:value="-36.3" calcext:value-type="float">
            <text:p>-36.3</text:p>
          </table:table-cell>
          <table:table-cell office:value-type="float" office:value="-36.72" calcext:value-type="float">
            <text:p>-36.72</text:p>
          </table:table-cell>
          <table:table-cell office:value-type="float" office:value="-36.16" calcext:value-type="float">
            <text:p>-36.16</text:p>
          </table:table-cell>
          <table:table-cell office:value-type="float" office:value="-36.15" calcext:value-type="float">
            <text:p>-36.15</text:p>
          </table:table-cell>
          <table:table-cell office:value-type="float" office:value="-35.99" calcext:value-type="float">
            <text:p>-35.99</text:p>
          </table:table-cell>
          <table:table-cell office:value-type="float" office:value="-36.19" calcext:value-type="float">
            <text:p>-36.19</text:p>
          </table:table-cell>
          <table:table-cell office:value-type="float" office:value="-36.14" calcext:value-type="float">
            <text:p>-36.14</text:p>
          </table:table-cell>
          <table:table-cell office:value-type="float" office:value="-36.09" calcext:value-type="float">
            <text:p>-36.09</text:p>
          </table:table-cell>
          <table:table-cell office:value-type="float" office:value="-35.72" calcext:value-type="float">
            <text:p>-35.72</text:p>
          </table:table-cell>
          <table:table-cell office:value-type="float" office:value="-36.16" calcext:value-type="float">
            <text:p>-36.16</text:p>
          </table:table-cell>
          <table:table-cell office:value-type="float" office:value="-36.41" calcext:value-type="float">
            <text:p>-36.41</text:p>
          </table:table-cell>
          <table:table-cell office:value-type="float" office:value="-36.24" calcext:value-type="float">
            <text:p>-36.24</text:p>
          </table:table-cell>
          <table:table-cell office:value-type="float" office:value="-36.21" calcext:value-type="float">
            <text:p>-36.21</text:p>
          </table:table-cell>
          <table:table-cell office:value-type="float" office:value="-36.14" calcext:value-type="float">
            <text:p>-36.14</text:p>
          </table:table-cell>
          <table:table-cell office:value-type="float" office:value="-36.57" calcext:value-type="float">
            <text:p>-36.57</text:p>
          </table:table-cell>
          <table:table-cell office:value-type="float" office:value="-36.13" calcext:value-type="float">
            <text:p>-36.13</text:p>
          </table:table-cell>
          <table:table-cell office:value-type="float" office:value="-36.16" calcext:value-type="float">
            <text:p>-36.16</text:p>
          </table:table-cell>
          <table:table-cell office:value-type="float" office:value="-36.44" calcext:value-type="float">
            <text:p>-36.44</text:p>
          </table:table-cell>
          <table:table-cell office:value-type="float" office:value="-36.03" calcext:value-type="float">
            <text:p>-36.03</text:p>
          </table:table-cell>
          <table:table-cell office:value-type="float" office:value="-36.3" calcext:value-type="float">
            <text:p>-36.3</text:p>
          </table:table-cell>
          <table:table-cell office:value-type="float" office:value="-36.04" calcext:value-type="float">
            <text:p>-36.04</text:p>
          </table:table-cell>
          <table:table-cell office:value-type="float" office:value="-36.79" calcext:value-type="float">
            <text:p>-36.79</text:p>
          </table:table-cell>
          <table:table-cell office:value-type="float" office:value="-36.04" calcext:value-type="float">
            <text:p>-36.04</text:p>
          </table:table-cell>
          <table:table-cell office:value-type="float" office:value="-36.85" calcext:value-type="float">
            <text:p>-36.85</text:p>
          </table:table-cell>
          <table:table-cell office:value-type="float" office:value="-36.2073" calcext:value-type="float">
            <text:p>-36.2073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0848" calcext:value-type="float">
            <text:p>0.0848</text:p>
          </table:table-cell>
          <table:table-cell office:value-type="string" calcext:value-type="string">
            <text:p><text:s/>B</text:p>
          </table:table-cell>
          <table:table-cell office:value-type="float" office:value="100" calcext:value-type="float">
            <text:p>100</text:p>
          </table:table-cell>
          <table:table-cell office:value-type="float" office:value="-36.2073" calcext:value-type="float">
            <text:p>-36.2073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0848" calcext:value-type="float">
            <text:p>0.0848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34.74" calcext:value-type="float">
            <text:p>-34.74</text:p>
          </table:table-cell>
          <table:table-cell office:value-type="float" office:value="-34.63" calcext:value-type="float">
            <text:p>-34.63</text:p>
          </table:table-cell>
          <table:table-cell office:value-type="float" office:value="-35.03" calcext:value-type="float">
            <text:p>-35.03</text:p>
          </table:table-cell>
          <table:table-cell office:value-type="float" office:value="-34.74" calcext:value-type="float">
            <text:p>-34.74</text:p>
          </table:table-cell>
          <table:table-cell office:value-type="float" office:value="-35.06" calcext:value-type="float">
            <text:p>-35.06</text:p>
          </table:table-cell>
          <table:table-cell office:value-type="float" office:value="-33.97" calcext:value-type="float">
            <text:p>-33.97</text:p>
          </table:table-cell>
          <table:table-cell office:value-type="float" office:value="-34.6" calcext:value-type="float">
            <text:p>-34.6</text:p>
          </table:table-cell>
          <table:table-cell office:value-type="float" office:value="-34.78" calcext:value-type="float">
            <text:p>-34.78</text:p>
          </table:table-cell>
          <table:table-cell office:value-type="float" office:value="-34.58" calcext:value-type="float">
            <text:p>-34.58</text:p>
          </table:table-cell>
          <table:table-cell office:value-type="float" office:value="-34.64" calcext:value-type="float">
            <text:p>-34.64</text:p>
          </table:table-cell>
          <table:table-cell office:value-type="float" office:value="-34.81" calcext:value-type="float">
            <text:p>-34.81</text:p>
          </table:table-cell>
          <table:table-cell office:value-type="float" office:value="-34.66" calcext:value-type="float">
            <text:p>-34.66</text:p>
          </table:table-cell>
          <table:table-cell office:value-type="float" office:value="-34.71" calcext:value-type="float">
            <text:p>-34.71</text:p>
          </table:table-cell>
          <table:table-cell office:value-type="float" office:value="-34.99" calcext:value-type="float">
            <text:p>-34.99</text:p>
          </table:table-cell>
          <table:table-cell office:value-type="float" office:value="-35.14" calcext:value-type="float">
            <text:p>-35.14</text:p>
          </table:table-cell>
          <table:table-cell office:value-type="float" office:value="-34.89" calcext:value-type="float">
            <text:p>-34.89</text:p>
          </table:table-cell>
          <table:table-cell office:value-type="float" office:value="-34.57" calcext:value-type="float">
            <text:p>-34.57</text:p>
          </table:table-cell>
          <table:table-cell office:value-type="float" office:value="-34.84" calcext:value-type="float">
            <text:p>-34.84</text:p>
          </table:table-cell>
          <table:table-cell office:value-type="float" office:value="-34.71" calcext:value-type="float">
            <text:p>-34.71</text:p>
          </table:table-cell>
          <table:table-cell office:value-type="float" office:value="-34.68" calcext:value-type="float">
            <text:p>-34.68</text:p>
          </table:table-cell>
          <table:table-cell office:value-type="float" office:value="-34.8" calcext:value-type="float">
            <text:p>-34.8</text:p>
          </table:table-cell>
          <table:table-cell office:value-type="float" office:value="-34.95" calcext:value-type="float">
            <text:p>-34.95</text:p>
          </table:table-cell>
          <table:table-cell office:value-type="float" office:value="-34.47" calcext:value-type="float">
            <text:p>-34.47</text:p>
          </table:table-cell>
          <table:table-cell office:value-type="float" office:value="-35.25" calcext:value-type="float">
            <text:p>-35.25</text:p>
          </table:table-cell>
          <table:table-cell office:value-type="float" office:value="-35.05" calcext:value-type="float">
            <text:p>-35.05</text:p>
          </table:table-cell>
          <table:table-cell office:value-type="float" office:value="-34.75" calcext:value-type="float">
            <text:p>-34.75</text:p>
          </table:table-cell>
          <table:table-cell office:value-type="float" office:value="-34.73" calcext:value-type="float">
            <text:p>-34.73</text:p>
          </table:table-cell>
          <table:table-cell office:value-type="float" office:value="-34.74" calcext:value-type="float">
            <text:p>-34.74</text:p>
          </table:table-cell>
          <table:table-cell office:value-type="float" office:value="-34.75" calcext:value-type="float">
            <text:p>-34.75</text:p>
          </table:table-cell>
          <table:table-cell office:value-type="float" office:value="-34.63" calcext:value-type="float">
            <text:p>-34.63</text:p>
          </table:table-cell>
          <table:table-cell office:value-type="float" office:value="-34.763" calcext:value-type="float">
            <text:p>-34.763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0541" calcext:value-type="float">
            <text:p>0.0541</text:p>
          </table:table-cell>
          <table:table-cell office:value-type="string" calcext:value-type="string">
            <text:p><text:s/>B</text:p>
          </table:table-cell>
          <table:table-cell office:value-type="float" office:value="105" calcext:value-type="float">
            <text:p>105</text:p>
          </table:table-cell>
          <table:table-cell office:value-type="float" office:value="-34.763" calcext:value-type="float">
            <text:p>-34.763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0541" calcext:value-type="float">
            <text:p>0.0541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33.2" calcext:value-type="float">
            <text:p>-33.2</text:p>
          </table:table-cell>
          <table:table-cell office:value-type="float" office:value="-33.66" calcext:value-type="float">
            <text:p>-33.66</text:p>
          </table:table-cell>
          <table:table-cell table:number-columns-repeated="2" office:value-type="float" office:value="-33.43" calcext:value-type="float">
            <text:p>-33.43</text:p>
          </table:table-cell>
          <table:table-cell office:value-type="float" office:value="-33.87" calcext:value-type="float">
            <text:p>-33.87</text:p>
          </table:table-cell>
          <table:table-cell office:value-type="float" office:value="-33.68" calcext:value-type="float">
            <text:p>-33.68</text:p>
          </table:table-cell>
          <table:table-cell office:value-type="float" office:value="-33.65" calcext:value-type="float">
            <text:p>-33.65</text:p>
          </table:table-cell>
          <table:table-cell office:value-type="float" office:value="-33.51" calcext:value-type="float">
            <text:p>-33.51</text:p>
          </table:table-cell>
          <table:table-cell office:value-type="float" office:value="-33.55" calcext:value-type="float">
            <text:p>-33.55</text:p>
          </table:table-cell>
          <table:table-cell office:value-type="float" office:value="-33.74" calcext:value-type="float">
            <text:p>-33.74</text:p>
          </table:table-cell>
          <table:table-cell office:value-type="float" office:value="-33.44" calcext:value-type="float">
            <text:p>-33.44</text:p>
          </table:table-cell>
          <table:table-cell office:value-type="float" office:value="-33.72" calcext:value-type="float">
            <text:p>-33.72</text:p>
          </table:table-cell>
          <table:table-cell office:value-type="float" office:value="-33.44" calcext:value-type="float">
            <text:p>-33.44</text:p>
          </table:table-cell>
          <table:table-cell office:value-type="float" office:value="-33.92" calcext:value-type="float">
            <text:p>-33.92</text:p>
          </table:table-cell>
          <table:table-cell office:value-type="float" office:value="-34.18" calcext:value-type="float">
            <text:p>-34.18</text:p>
          </table:table-cell>
          <table:table-cell office:value-type="float" office:value="-33.69" calcext:value-type="float">
            <text:p>-33.69</text:p>
          </table:table-cell>
          <table:table-cell office:value-type="float" office:value="-33.33" calcext:value-type="float">
            <text:p>-33.33</text:p>
          </table:table-cell>
          <table:table-cell office:value-type="float" office:value="-33.57" calcext:value-type="float">
            <text:p>-33.57</text:p>
          </table:table-cell>
          <table:table-cell office:value-type="float" office:value="-33.45" calcext:value-type="float">
            <text:p>-33.45</text:p>
          </table:table-cell>
          <table:table-cell office:value-type="float" office:value="-34.03" calcext:value-type="float">
            <text:p>-34.03</text:p>
          </table:table-cell>
          <table:table-cell table:number-columns-repeated="2" office:value-type="float" office:value="-33.64" calcext:value-type="float">
            <text:p>-33.64</text:p>
          </table:table-cell>
          <table:table-cell office:value-type="float" office:value="-33.22" calcext:value-type="float">
            <text:p>-33.22</text:p>
          </table:table-cell>
          <table:table-cell office:value-type="float" office:value="-33.66" calcext:value-type="float">
            <text:p>-33.66</text:p>
          </table:table-cell>
          <table:table-cell office:value-type="float" office:value="-33.89" calcext:value-type="float">
            <text:p>-33.89</text:p>
          </table:table-cell>
          <table:table-cell office:value-type="float" office:value="-33.28" calcext:value-type="float">
            <text:p>-33.28</text:p>
          </table:table-cell>
          <table:table-cell office:value-type="float" office:value="-33.48" calcext:value-type="float">
            <text:p>-33.48</text:p>
          </table:table-cell>
          <table:table-cell office:value-type="float" office:value="-33.52" calcext:value-type="float">
            <text:p>-33.52</text:p>
          </table:table-cell>
          <table:table-cell office:value-type="float" office:value="-33.47" calcext:value-type="float">
            <text:p>-33.47</text:p>
          </table:table-cell>
          <table:table-cell office:value-type="float" office:value="-33.52" calcext:value-type="float">
            <text:p>-33.52</text:p>
          </table:table-cell>
          <table:table-cell office:value-type="float" office:value="-33.5937" calcext:value-type="float">
            <text:p>-33.5937</text:p>
          </table:table-cell>
          <table:table-cell office:value-type="float" office:value="0.2242" calcext:value-type="float">
            <text:p>0.2242</text:p>
          </table:table-cell>
          <table:table-cell office:value-type="float" office:value="0.0503" calcext:value-type="float">
            <text:p>0.0503</text:p>
          </table:table-cell>
          <table:table-cell office:value-type="string" calcext:value-type="string">
            <text:p><text:s/>B</text:p>
          </table:table-cell>
          <table:table-cell office:value-type="float" office:value="110" calcext:value-type="float">
            <text:p>110</text:p>
          </table:table-cell>
          <table:table-cell office:value-type="float" office:value="-33.5937" calcext:value-type="float">
            <text:p>-33.5937</text:p>
          </table:table-cell>
          <table:table-cell office:value-type="float" office:value="0.2242" calcext:value-type="float">
            <text:p>0.2242</text:p>
          </table:table-cell>
          <table:table-cell office:value-type="float" office:value="0.0503" calcext:value-type="float">
            <text:p>0.0503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32.26" calcext:value-type="float">
            <text:p>-32.26</text:p>
          </table:table-cell>
          <table:table-cell office:value-type="float" office:value="-32.57" calcext:value-type="float">
            <text:p>-32.57</text:p>
          </table:table-cell>
          <table:table-cell office:value-type="float" office:value="-32.6" calcext:value-type="float">
            <text:p>-32.6</text:p>
          </table:table-cell>
          <table:table-cell office:value-type="float" office:value="-32.38" calcext:value-type="float">
            <text:p>-32.38</text:p>
          </table:table-cell>
          <table:table-cell office:value-type="float" office:value="-32.66" calcext:value-type="float">
            <text:p>-32.66</text:p>
          </table:table-cell>
          <table:table-cell office:value-type="float" office:value="-33.06" calcext:value-type="float">
            <text:p>-33.06</text:p>
          </table:table-cell>
          <table:table-cell office:value-type="float" office:value="-32.37" calcext:value-type="float">
            <text:p>-32.37</text:p>
          </table:table-cell>
          <table:table-cell office:value-type="float" office:value="-32.67" calcext:value-type="float">
            <text:p>-32.67</text:p>
          </table:table-cell>
          <table:table-cell office:value-type="float" office:value="-32.61" calcext:value-type="float">
            <text:p>-32.61</text:p>
          </table:table-cell>
          <table:table-cell office:value-type="float" office:value="-32.51" calcext:value-type="float">
            <text:p>-32.51</text:p>
          </table:table-cell>
          <table:table-cell office:value-type="float" office:value="-32.6" calcext:value-type="float">
            <text:p>-32.6</text:p>
          </table:table-cell>
          <table:table-cell office:value-type="float" office:value="-32.59" calcext:value-type="float">
            <text:p>-32.59</text:p>
          </table:table-cell>
          <table:table-cell office:value-type="float" office:value="-32.52" calcext:value-type="float">
            <text:p>-32.52</text:p>
          </table:table-cell>
          <table:table-cell table:number-columns-repeated="2" office:value-type="float" office:value="-32.65" calcext:value-type="float">
            <text:p>-32.65</text:p>
          </table:table-cell>
          <table:table-cell office:value-type="float" office:value="-32.63" calcext:value-type="float">
            <text:p>-32.63</text:p>
          </table:table-cell>
          <table:table-cell office:value-type="float" office:value="-33.4" calcext:value-type="float">
            <text:p>-33.4</text:p>
          </table:table-cell>
          <table:table-cell office:value-type="float" office:value="-32.61" calcext:value-type="float">
            <text:p>-32.61</text:p>
          </table:table-cell>
          <table:table-cell office:value-type="float" office:value="-32.57" calcext:value-type="float">
            <text:p>-32.57</text:p>
          </table:table-cell>
          <table:table-cell office:value-type="float" office:value="-32.31" calcext:value-type="float">
            <text:p>-32.31</text:p>
          </table:table-cell>
          <table:table-cell office:value-type="float" office:value="-32.53" calcext:value-type="float">
            <text:p>-32.53</text:p>
          </table:table-cell>
          <table:table-cell office:value-type="float" office:value="-32.27" calcext:value-type="float">
            <text:p>-32.27</text:p>
          </table:table-cell>
          <table:table-cell office:value-type="float" office:value="-32.74" calcext:value-type="float">
            <text:p>-32.74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09" calcext:value-type="float">
            <text:p>-32.09</text:p>
          </table:table-cell>
          <table:table-cell office:value-type="float" office:value="-32.52" calcext:value-type="float">
            <text:p>-32.52</text:p>
          </table:table-cell>
          <table:table-cell office:value-type="float" office:value="-32.84" calcext:value-type="float">
            <text:p>-32.84</text:p>
          </table:table-cell>
          <table:table-cell office:value-type="float" office:value="-33.1" calcext:value-type="float">
            <text:p>-33.1</text:p>
          </table:table-cell>
          <table:table-cell office:value-type="float" office:value="-32.53" calcext:value-type="float">
            <text:p>-32.53</text:p>
          </table:table-cell>
          <table:table-cell office:value-type="float" office:value="-35.09" calcext:value-type="float">
            <text:p>-35.09</text:p>
          </table:table-cell>
          <table:table-cell office:value-type="float" office:value="-32.6807" calcext:value-type="float">
            <text:p>-32.6807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38" calcext:value-type="float">
            <text:p>0.2638</text:p>
          </table:table-cell>
          <table:table-cell office:value-type="string" calcext:value-type="string">
            <text:p><text:s/>B</text:p>
          </table:table-cell>
          <table:table-cell office:value-type="float" office:value="115" calcext:value-type="float">
            <text:p>115</text:p>
          </table:table-cell>
          <table:table-cell office:value-type="float" office:value="-32.6807" calcext:value-type="float">
            <text:p>-32.6807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38" calcext:value-type="float">
            <text:p>0.2638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31.69" calcext:value-type="float">
            <text:p>-31.69</text:p>
          </table:table-cell>
          <table:table-cell office:value-type="float" office:value="-31.57" calcext:value-type="float">
            <text:p>-31.57</text:p>
          </table:table-cell>
          <table:table-cell office:value-type="float" office:value="-31.85" calcext:value-type="float">
            <text:p>-31.85</text:p>
          </table:table-cell>
          <table:table-cell office:value-type="float" office:value="-32.01" calcext:value-type="float">
            <text:p>-32.01</text:p>
          </table:table-cell>
          <table:table-cell office:value-type="float" office:value="-32.26" calcext:value-type="float">
            <text:p>-32.26</text:p>
          </table:table-cell>
          <table:table-cell office:value-type="float" office:value="-31.58" calcext:value-type="float">
            <text:p>-31.58</text:p>
          </table:table-cell>
          <table:table-cell office:value-type="float" office:value="-31.69" calcext:value-type="float">
            <text:p>-31.69</text:p>
          </table:table-cell>
          <table:table-cell office:value-type="float" office:value="-31.91" calcext:value-type="float">
            <text:p>-31.91</text:p>
          </table:table-cell>
          <table:table-cell office:value-type="float" office:value="-31.63" calcext:value-type="float">
            <text:p>-31.63</text:p>
          </table:table-cell>
          <table:table-cell office:value-type="float" office:value="-31.59" calcext:value-type="float">
            <text:p>-31.59</text:p>
          </table:table-cell>
          <table:table-cell office:value-type="float" office:value="-31.54" calcext:value-type="float">
            <text:p>-31.54</text:p>
          </table:table-cell>
          <table:table-cell office:value-type="float" office:value="-31.34" calcext:value-type="float">
            <text:p>-31.34</text:p>
          </table:table-cell>
          <table:table-cell office:value-type="float" office:value="-32.43" calcext:value-type="float">
            <text:p>-32.43</text:p>
          </table:table-cell>
          <table:table-cell office:value-type="float" office:value="-31.93" calcext:value-type="float">
            <text:p>-31.93</text:p>
          </table:table-cell>
          <table:table-cell office:value-type="float" office:value="-31.61" calcext:value-type="float">
            <text:p>-31.61</text:p>
          </table:table-cell>
          <table:table-cell office:value-type="float" office:value="-31.7" calcext:value-type="float">
            <text:p>-31.7</text:p>
          </table:table-cell>
          <table:table-cell office:value-type="float" office:value="-31.69" calcext:value-type="float">
            <text:p>-31.69</text:p>
          </table:table-cell>
          <table:table-cell office:value-type="float" office:value="-31.56" calcext:value-type="float">
            <text:p>-31.56</text:p>
          </table:table-cell>
          <table:table-cell office:value-type="float" office:value="-31.64" calcext:value-type="float">
            <text:p>-31.64</text:p>
          </table:table-cell>
          <table:table-cell office:value-type="float" office:value="-31.74" calcext:value-type="float">
            <text:p>-31.74</text:p>
          </table:table-cell>
          <table:table-cell office:value-type="float" office:value="-31.61" calcext:value-type="float">
            <text:p>-31.61</text:p>
          </table:table-cell>
          <table:table-cell table:number-columns-repeated="2" office:value-type="float" office:value="-32.03" calcext:value-type="float">
            <text:p>-32.03</text:p>
          </table:table-cell>
          <table:table-cell office:value-type="float" office:value="-31.53" calcext:value-type="float">
            <text:p>-31.53</text:p>
          </table:table-cell>
          <table:table-cell office:value-type="float" office:value="-31.61" calcext:value-type="float">
            <text:p>-31.61</text:p>
          </table:table-cell>
          <table:table-cell office:value-type="float" office:value="-31.73" calcext:value-type="float">
            <text:p>-31.73</text:p>
          </table:table-cell>
          <table:table-cell office:value-type="float" office:value="-31.71" calcext:value-type="float">
            <text:p>-31.71</text:p>
          </table:table-cell>
          <table:table-cell office:value-type="float" office:value="-31.57" calcext:value-type="float">
            <text:p>-31.57</text:p>
          </table:table-cell>
          <table:table-cell office:value-type="float" office:value="-31.64" calcext:value-type="float">
            <text:p>-31.64</text:p>
          </table:table-cell>
          <table:table-cell office:value-type="float" office:value="-31.85" calcext:value-type="float">
            <text:p>-31.85</text:p>
          </table:table-cell>
          <table:table-cell office:value-type="float" office:value="-31.7423" calcext:value-type="float">
            <text:p>-31.7423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0517" calcext:value-type="float">
            <text:p>0.0517</text:p>
          </table:table-cell>
          <table:table-cell office:value-type="string" calcext:value-type="string">
            <text:p><text:s/>B</text:p>
          </table:table-cell>
          <table:table-cell office:value-type="float" office:value="120" calcext:value-type="float">
            <text:p>120</text:p>
          </table:table-cell>
          <table:table-cell office:value-type="float" office:value="-31.7423" calcext:value-type="float">
            <text:p>-31.7423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0517" calcext:value-type="float">
            <text:p>0.0517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30.81" calcext:value-type="float">
            <text:p>-30.81</text:p>
          </table:table-cell>
          <table:table-cell office:value-type="float" office:value="-30.75" calcext:value-type="float">
            <text:p>-30.75</text:p>
          </table:table-cell>
          <table:table-cell office:value-type="float" office:value="-30.85" calcext:value-type="float">
            <text:p>-30.85</text:p>
          </table:table-cell>
          <table:table-cell office:value-type="float" office:value="-30.81" calcext:value-type="float">
            <text:p>-30.81</text:p>
          </table:table-cell>
          <table:table-cell office:value-type="float" office:value="-30.78" calcext:value-type="float">
            <text:p>-30.78</text:p>
          </table:table-cell>
          <table:table-cell office:value-type="float" office:value="-30.8" calcext:value-type="float">
            <text:p>-30.8</text:p>
          </table:table-cell>
          <table:table-cell office:value-type="float" office:value="-30.75" calcext:value-type="float">
            <text:p>-30.75</text:p>
          </table:table-cell>
          <table:table-cell office:value-type="float" office:value="-31.17" calcext:value-type="float">
            <text:p>-31.17</text:p>
          </table:table-cell>
          <table:table-cell office:value-type="float" office:value="-31.02" calcext:value-type="float">
            <text:p>-31.02</text:p>
          </table:table-cell>
          <table:table-cell office:value-type="float" office:value="-30.65" calcext:value-type="float">
            <text:p>-30.65</text:p>
          </table:table-cell>
          <table:table-cell office:value-type="float" office:value="-30.98" calcext:value-type="float">
            <text:p>-30.98</text:p>
          </table:table-cell>
          <table:table-cell office:value-type="float" office:value="-30.72" calcext:value-type="float">
            <text:p>-30.72</text:p>
          </table:table-cell>
          <table:table-cell office:value-type="float" office:value="-30.84" calcext:value-type="float">
            <text:p>-30.84</text:p>
          </table:table-cell>
          <table:table-cell table:number-columns-repeated="2" office:value-type="float" office:value="-30.71" calcext:value-type="float">
            <text:p>-30.71</text:p>
          </table:table-cell>
          <table:table-cell office:value-type="float" office:value="-30.87" calcext:value-type="float">
            <text:p>-30.87</text:p>
          </table:table-cell>
          <table:table-cell office:value-type="float" office:value="-31.18" calcext:value-type="float">
            <text:p>-31.18</text:p>
          </table:table-cell>
          <table:table-cell office:value-type="float" office:value="-30.46" calcext:value-type="float">
            <text:p>-30.46</text:p>
          </table:table-cell>
          <table:table-cell office:value-type="float" office:value="-30.8" calcext:value-type="float">
            <text:p>-30.8</text:p>
          </table:table-cell>
          <table:table-cell office:value-type="float" office:value="-30.84" calcext:value-type="float">
            <text:p>-30.84</text:p>
          </table:table-cell>
          <table:table-cell office:value-type="float" office:value="-30.77" calcext:value-type="float">
            <text:p>-30.77</text:p>
          </table:table-cell>
          <table:table-cell office:value-type="float" office:value="-31.08" calcext:value-type="float">
            <text:p>-31.08</text:p>
          </table:table-cell>
          <table:table-cell office:value-type="float" office:value="-30.84" calcext:value-type="float">
            <text:p>-30.84</text:p>
          </table:table-cell>
          <table:table-cell office:value-type="float" office:value="-30.77" calcext:value-type="float">
            <text:p>-30.77</text:p>
          </table:table-cell>
          <table:table-cell office:value-type="float" office:value="-31.12" calcext:value-type="float">
            <text:p>-31.12</text:p>
          </table:table-cell>
          <table:table-cell office:value-type="float" office:value="-31.14" calcext:value-type="float">
            <text:p>-31.14</text:p>
          </table:table-cell>
          <table:table-cell office:value-type="float" office:value="-30.93" calcext:value-type="float">
            <text:p>-30.93</text:p>
          </table:table-cell>
          <table:table-cell office:value-type="float" office:value="-30.67" calcext:value-type="float">
            <text:p>-30.67</text:p>
          </table:table-cell>
          <table:table-cell office:value-type="float" office:value="-30.82" calcext:value-type="float">
            <text:p>-30.82</text:p>
          </table:table-cell>
          <table:table-cell office:value-type="float" office:value="-30.8" calcext:value-type="float">
            <text:p>-30.8</text:p>
          </table:table-cell>
          <table:table-cell office:value-type="float" office:value="-30.848" calcext:value-type="float">
            <text:p>-30.848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0268" calcext:value-type="float">
            <text:p>0.0268</text:p>
          </table:table-cell>
          <table:table-cell office:value-type="string" calcext:value-type="string">
            <text:p><text:s/>B</text:p>
          </table:table-cell>
          <table:table-cell office:value-type="float" office:value="125" calcext:value-type="float">
            <text:p>125</text:p>
          </table:table-cell>
          <table:table-cell office:value-type="float" office:value="-30.848" calcext:value-type="float">
            <text:p>-30.848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0268" calcext:value-type="float">
            <text:p>0.0268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30.15" calcext:value-type="float">
            <text:p>-30.15</text:p>
          </table:table-cell>
          <table:table-cell office:value-type="float" office:value="-30.23" calcext:value-type="float">
            <text:p>-30.23</text:p>
          </table:table-cell>
          <table:table-cell office:value-type="float" office:value="-30.13" calcext:value-type="float">
            <text:p>-30.13</text:p>
          </table:table-cell>
          <table:table-cell office:value-type="float" office:value="-30.08" calcext:value-type="float">
            <text:p>-30.08</text:p>
          </table:table-cell>
          <table:table-cell office:value-type="float" office:value="-30.23" calcext:value-type="float">
            <text:p>-30.23</text:p>
          </table:table-cell>
          <table:table-cell office:value-type="float" office:value="-30.16" calcext:value-type="float">
            <text:p>-30.16</text:p>
          </table:table-cell>
          <table:table-cell office:value-type="float" office:value="-30.24" calcext:value-type="float">
            <text:p>-30.24</text:p>
          </table:table-cell>
          <table:table-cell office:value-type="float" office:value="-30.43" calcext:value-type="float">
            <text:p>-30.43</text:p>
          </table:table-cell>
          <table:table-cell office:value-type="float" office:value="-29.76" calcext:value-type="float">
            <text:p>-29.76</text:p>
          </table:table-cell>
          <table:table-cell office:value-type="float" office:value="-30.12" calcext:value-type="float">
            <text:p>-30.12</text:p>
          </table:table-cell>
          <table:table-cell office:value-type="float" office:value="-30.31" calcext:value-type="float">
            <text:p>-30.31</text:p>
          </table:table-cell>
          <table:table-cell office:value-type="float" office:value="-30.21" calcext:value-type="float">
            <text:p>-30.21</text:p>
          </table:table-cell>
          <table:table-cell office:value-type="float" office:value="-29.9" calcext:value-type="float">
            <text:p>-29.9</text:p>
          </table:table-cell>
          <table:table-cell table:number-columns-repeated="2" office:value-type="float" office:value="-30.12" calcext:value-type="float">
            <text:p>-30.12</text:p>
          </table:table-cell>
          <table:table-cell office:value-type="float" office:value="-30.34" calcext:value-type="float">
            <text:p>-30.34</text:p>
          </table:table-cell>
          <table:table-cell office:value-type="float" office:value="-30.83" calcext:value-type="float">
            <text:p>-30.83</text:p>
          </table:table-cell>
          <table:table-cell office:value-type="float" office:value="-30.26" calcext:value-type="float">
            <text:p>-30.26</text:p>
          </table:table-cell>
          <table:table-cell office:value-type="float" office:value="-31.33" calcext:value-type="float">
            <text:p>-31.33</text:p>
          </table:table-cell>
          <table:table-cell office:value-type="float" office:value="-30.17" calcext:value-type="float">
            <text:p>-30.17</text:p>
          </table:table-cell>
          <table:table-cell office:value-type="float" office:value="-30.19" calcext:value-type="float">
            <text:p>-30.19</text:p>
          </table:table-cell>
          <table:table-cell office:value-type="float" office:value="-30.18" calcext:value-type="float">
            <text:p>-30.18</text:p>
          </table:table-cell>
          <table:table-cell office:value-type="float" office:value="-30.12" calcext:value-type="float">
            <text:p>-30.12</text:p>
          </table:table-cell>
          <table:table-cell office:value-type="float" office:value="-30.29" calcext:value-type="float">
            <text:p>-30.29</text:p>
          </table:table-cell>
          <table:table-cell office:value-type="float" office:value="-30.26" calcext:value-type="float">
            <text:p>-30.26</text:p>
          </table:table-cell>
          <table:table-cell office:value-type="float" office:value="-30.7" calcext:value-type="float">
            <text:p>-30.7</text:p>
          </table:table-cell>
          <table:table-cell office:value-type="float" office:value="-30.18" calcext:value-type="float">
            <text:p>-30.18</text:p>
          </table:table-cell>
          <table:table-cell office:value-type="float" office:value="-30.26" calcext:value-type="float">
            <text:p>-30.26</text:p>
          </table:table-cell>
          <table:table-cell office:value-type="float" office:value="-30.19" calcext:value-type="float">
            <text:p>-30.19</text:p>
          </table:table-cell>
          <table:table-cell office:value-type="float" office:value="-29.99" calcext:value-type="float">
            <text:p>-29.99</text:p>
          </table:table-cell>
          <table:table-cell office:value-type="float" office:value="-30.2493" calcext:value-type="float">
            <text:p>-30.2493</text:p>
          </table:table-cell>
          <table:table-cell office:value-type="float" office:value="0.2791" calcext:value-type="float">
            <text:p>0.2791</text:p>
          </table:table-cell>
          <table:table-cell office:value-type="float" office:value="0.0779" calcext:value-type="float">
            <text:p>0.0779</text:p>
          </table:table-cell>
          <table:table-cell office:value-type="string" calcext:value-type="string">
            <text:p><text:s/>B</text:p>
          </table:table-cell>
          <table:table-cell office:value-type="float" office:value="130" calcext:value-type="float">
            <text:p>130</text:p>
          </table:table-cell>
          <table:table-cell office:value-type="float" office:value="-30.2493" calcext:value-type="float">
            <text:p>-30.2493</text:p>
          </table:table-cell>
          <table:table-cell office:value-type="float" office:value="0.2791" calcext:value-type="float">
            <text:p>0.2791</text:p>
          </table:table-cell>
          <table:table-cell office:value-type="float" office:value="0.0779" calcext:value-type="float">
            <text:p>0.0779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9.86" calcext:value-type="float">
            <text:p>-29.86</text:p>
          </table:table-cell>
          <table:table-cell office:value-type="float" office:value="-29.54" calcext:value-type="float">
            <text:p>-29.54</text:p>
          </table:table-cell>
          <table:table-cell office:value-type="float" office:value="-29.67" calcext:value-type="float">
            <text:p>-29.67</text:p>
          </table:table-cell>
          <table:table-cell office:value-type="float" office:value="-29.82" calcext:value-type="float">
            <text:p>-29.82</text:p>
          </table:table-cell>
          <table:table-cell office:value-type="float" office:value="-29.95" calcext:value-type="float">
            <text:p>-29.95</text:p>
          </table:table-cell>
          <table:table-cell office:value-type="float" office:value="-29.85" calcext:value-type="float">
            <text:p>-29.85</text:p>
          </table:table-cell>
          <table:table-cell office:value-type="float" office:value="-29.75" calcext:value-type="float">
            <text:p>-29.75</text:p>
          </table:table-cell>
          <table:table-cell office:value-type="float" office:value="-29.58" calcext:value-type="float">
            <text:p>-29.58</text:p>
          </table:table-cell>
          <table:table-cell office:value-type="float" office:value="-29.71" calcext:value-type="float">
            <text:p>-29.71</text:p>
          </table:table-cell>
          <table:table-cell office:value-type="float" office:value="-29.59" calcext:value-type="float">
            <text:p>-29.59</text:p>
          </table:table-cell>
          <table:table-cell office:value-type="float" office:value="-29.66" calcext:value-type="float">
            <text:p>-29.66</text:p>
          </table:table-cell>
          <table:table-cell office:value-type="float" office:value="-29.63" calcext:value-type="float">
            <text:p>-29.63</text:p>
          </table:table-cell>
          <table:table-cell office:value-type="float" office:value="-29.52" calcext:value-type="float">
            <text:p>-29.52</text:p>
          </table:table-cell>
          <table:table-cell office:value-type="float" office:value="-29.87" calcext:value-type="float">
            <text:p>-29.87</text:p>
          </table:table-cell>
          <table:table-cell office:value-type="float" office:value="-30.05" calcext:value-type="float">
            <text:p>-30.05</text:p>
          </table:table-cell>
          <table:table-cell office:value-type="float" office:value="-29.82" calcext:value-type="float">
            <text:p>-29.82</text:p>
          </table:table-cell>
          <table:table-cell office:value-type="float" office:value="-29.57" calcext:value-type="float">
            <text:p>-29.57</text:p>
          </table:table-cell>
          <table:table-cell office:value-type="float" office:value="-29.71" calcext:value-type="float">
            <text:p>-29.71</text:p>
          </table:table-cell>
          <table:table-cell office:value-type="float" office:value="-29.59" calcext:value-type="float">
            <text:p>-29.59</text:p>
          </table:table-cell>
          <table:table-cell office:value-type="float" office:value="-29.66" calcext:value-type="float">
            <text:p>-29.66</text:p>
          </table:table-cell>
          <table:table-cell office:value-type="float" office:value="-29.7" calcext:value-type="float">
            <text:p>-29.7</text:p>
          </table:table-cell>
          <table:table-cell office:value-type="float" office:value="-29.53" calcext:value-type="float">
            <text:p>-29.53</text:p>
          </table:table-cell>
          <table:table-cell office:value-type="float" office:value="-29.52" calcext:value-type="float">
            <text:p>-29.52</text:p>
          </table:table-cell>
          <table:table-cell office:value-type="float" office:value="-30.22" calcext:value-type="float">
            <text:p>-30.22</text:p>
          </table:table-cell>
          <table:table-cell office:value-type="float" office:value="-30.06" calcext:value-type="float">
            <text:p>-30.06</text:p>
          </table:table-cell>
          <table:table-cell office:value-type="float" office:value="-29.53" calcext:value-type="float">
            <text:p>-29.53</text:p>
          </table:table-cell>
          <table:table-cell office:value-type="float" office:value="-29.65" calcext:value-type="float">
            <text:p>-29.65</text:p>
          </table:table-cell>
          <table:table-cell office:value-type="float" office:value="-29.41" calcext:value-type="float">
            <text:p>-29.41</text:p>
          </table:table-cell>
          <table:table-cell office:value-type="float" office:value="-29.68" calcext:value-type="float">
            <text:p>-29.68</text:p>
          </table:table-cell>
          <table:table-cell office:value-type="float" office:value="-29.5" calcext:value-type="float">
            <text:p>-29.5</text:p>
          </table:table-cell>
          <table:table-cell office:value-type="float" office:value="-29.7067" calcext:value-type="float">
            <text:p>-29.7067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0344" calcext:value-type="float">
            <text:p>0.0344</text:p>
          </table:table-cell>
          <table:table-cell office:value-type="string" calcext:value-type="string">
            <text:p><text:s/>B</text:p>
          </table:table-cell>
          <table:table-cell office:value-type="float" office:value="135" calcext:value-type="float">
            <text:p>135</text:p>
          </table:table-cell>
          <table:table-cell office:value-type="float" office:value="-29.7067" calcext:value-type="float">
            <text:p>-29.7067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0344" calcext:value-type="float">
            <text:p>0.0344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9.03" calcext:value-type="float">
            <text:p>-29.03</text:p>
          </table:table-cell>
          <table:table-cell office:value-type="float" office:value="-29.22" calcext:value-type="float">
            <text:p>-29.22</text:p>
          </table:table-cell>
          <table:table-cell office:value-type="float" office:value="-29.17" calcext:value-type="float">
            <text:p>-29.17</text:p>
          </table:table-cell>
          <table:table-cell office:value-type="float" office:value="-29.41" calcext:value-type="float">
            <text:p>-29.41</text:p>
          </table:table-cell>
          <table:table-cell office:value-type="float" office:value="-29.28" calcext:value-type="float">
            <text:p>-29.28</text:p>
          </table:table-cell>
          <table:table-cell office:value-type="float" office:value="-29" calcext:value-type="float">
            <text:p>-29</text:p>
          </table:table-cell>
          <table:table-cell office:value-type="float" office:value="-29.19" calcext:value-type="float">
            <text:p>-29.19</text:p>
          </table:table-cell>
          <table:table-cell office:value-type="float" office:value="-29.12" calcext:value-type="float">
            <text:p>-29.12</text:p>
          </table:table-cell>
          <table:table-cell office:value-type="float" office:value="-29.08" calcext:value-type="float">
            <text:p>-29.08</text:p>
          </table:table-cell>
          <table:table-cell office:value-type="float" office:value="-29.23" calcext:value-type="float">
            <text:p>-29.23</text:p>
          </table:table-cell>
          <table:table-cell office:value-type="float" office:value="-29.06" calcext:value-type="float">
            <text:p>-29.06</text:p>
          </table:table-cell>
          <table:table-cell office:value-type="float" office:value="-29.38" calcext:value-type="float">
            <text:p>-29.38</text:p>
          </table:table-cell>
          <table:table-cell office:value-type="float" office:value="-29.01" calcext:value-type="float">
            <text:p>-29.01</text:p>
          </table:table-cell>
          <table:table-cell office:value-type="float" office:value="-29.36" calcext:value-type="float">
            <text:p>-29.36</text:p>
          </table:table-cell>
          <table:table-cell office:value-type="float" office:value="-29.12" calcext:value-type="float">
            <text:p>-29.12</text:p>
          </table:table-cell>
          <table:table-cell office:value-type="float" office:value="-29.14" calcext:value-type="float">
            <text:p>-29.14</text:p>
          </table:table-cell>
          <table:table-cell office:value-type="float" office:value="-28.66" calcext:value-type="float">
            <text:p>-28.66</text:p>
          </table:table-cell>
          <table:table-cell office:value-type="float" office:value="-29.14" calcext:value-type="float">
            <text:p>-29.14</text:p>
          </table:table-cell>
          <table:table-cell office:value-type="float" office:value="-28.96" calcext:value-type="float">
            <text:p>-28.96</text:p>
          </table:table-cell>
          <table:table-cell office:value-type="float" office:value="-29.49" calcext:value-type="float">
            <text:p>-29.49</text:p>
          </table:table-cell>
          <table:table-cell office:value-type="float" office:value="-29.03" calcext:value-type="float">
            <text:p>-29.03</text:p>
          </table:table-cell>
          <table:table-cell office:value-type="float" office:value="-29.16" calcext:value-type="float">
            <text:p>-29.16</text:p>
          </table:table-cell>
          <table:table-cell office:value-type="float" office:value="-29.87" calcext:value-type="float">
            <text:p>-29.87</text:p>
          </table:table-cell>
          <table:table-cell office:value-type="float" office:value="-29.19" calcext:value-type="float">
            <text:p>-29.19</text:p>
          </table:table-cell>
          <table:table-cell office:value-type="float" office:value="-29.08" calcext:value-type="float">
            <text:p>-29.08</text:p>
          </table:table-cell>
          <table:table-cell office:value-type="float" office:value="-29.21" calcext:value-type="float">
            <text:p>-29.21</text:p>
          </table:table-cell>
          <table:table-cell office:value-type="float" office:value="-29.06" calcext:value-type="float">
            <text:p>-29.06</text:p>
          </table:table-cell>
          <table:table-cell office:value-type="float" office:value="-28.98" calcext:value-type="float">
            <text:p>-28.98</text:p>
          </table:table-cell>
          <table:table-cell office:value-type="float" office:value="-29.22" calcext:value-type="float">
            <text:p>-29.22</text:p>
          </table:table-cell>
          <table:table-cell office:value-type="float" office:value="-28.54" calcext:value-type="float">
            <text:p>-28.54</text:p>
          </table:table-cell>
          <table:table-cell office:value-type="float" office:value="-29.1463" calcext:value-type="float">
            <text:p>-29.1463</text:p>
          </table:table-cell>
          <table:table-cell office:value-type="float" office:value="0.232" calcext:value-type="float">
            <text:p>0.232</text:p>
          </table:table-cell>
          <table:table-cell office:value-type="float" office:value="0.0538" calcext:value-type="float">
            <text:p>0.0538</text:p>
          </table:table-cell>
          <table:table-cell office:value-type="string" calcext:value-type="string">
            <text:p><text:s/>B</text:p>
          </table:table-cell>
          <table:table-cell office:value-type="float" office:value="140" calcext:value-type="float">
            <text:p>140</text:p>
          </table:table-cell>
          <table:table-cell office:value-type="float" office:value="-29.1463" calcext:value-type="float">
            <text:p>-29.1463</text:p>
          </table:table-cell>
          <table:table-cell office:value-type="float" office:value="0.232" calcext:value-type="float">
            <text:p>0.232</text:p>
          </table:table-cell>
          <table:table-cell office:value-type="float" office:value="0.0538" calcext:value-type="float">
            <text:p>0.0538</text:p>
          </table:table-cell>
          <table:table-cell office:value-type="string" calcext:value-type="string">
            <text:p><text:s/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2:00:48.701616682</meta:creation-date>
    <meta:generator>LibreOffice/7.3.7.2$Linux_X86_64 LibreOffice_project/30$Build-2</meta:generator>
    <dc:date>2024-07-15T10:06:02.503998261</dc:date>
    <meta:editing-duration>P2DT21H24M18S</meta:editing-duration>
    <meta:editing-cycles>1</meta:editing-cycles>
    <meta:document-statistic meta:table-count="1" meta:cell-count="1200" meta:object-count="0"/>
  </office:meta>
</office:document-meta>
</file>